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4C10000014C6949BDD1AA5487DB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Times-Roman" svg:font-family="Times-Roman, 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Ecofont Vera Sans" svg:font-family="'Ecofont Vera Sans'" style:font-family-generic="swiss" style:font-pitch="variable"/>
    <style:font-face style:name="Liberation Sans" svg:font-family="'Liberation Sans'" style:font-family-generic="swiss" style:font-pitch="variable"/>
    <style:font-face style:name="Spranq eco sans" svg:font-family="'Spranq ec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99cm" style:rel-column-width="9635*"/>
    </style:style>
    <style:style style:name="Table4.B" style:family="table-column">
      <style:table-column-properties style:column-width="1.395cm" style:rel-column-width="5378*"/>
    </style:style>
    <style:style style:name="Table4.C" style:family="table-column">
      <style:table-column-properties style:column-width="13.106cm" style:rel-column-width="50522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293cm" style:rel-column-width="4984*"/>
    </style:style>
    <style:style style:name="Table6.B" style:family="table-column">
      <style:table-column-properties style:column-width="3.205cm" style:rel-column-width="12354*"/>
    </style:style>
    <style:style style:name="Table6.D" style:family="table-column">
      <style:table-column-properties style:column-width="3.498cm" style:rel-column-width="13483*"/>
    </style:style>
    <style:style style:name="Table6.E" style:family="table-column">
      <style:table-column-properties style:column-width="5.8cm" style:rel-column-width="22360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6cm" style:rel-column-width="17733*"/>
    </style:style>
    <style:style style:name="Table7.B" style:family="table-column">
      <style:table-column-properties style:column-width="5.396cm" style:rel-column-width="20800*"/>
    </style:style>
    <style:style style:name="Table7.C" style:family="table-column">
      <style:table-column-properties style:column-width="7.004cm" style:rel-column-width="27002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.205cm" style:rel-column-width="4644*"/>
    </style:style>
    <style:style style:name="Table8.B" style:family="table-column">
      <style:table-column-properties style:column-width="7.791cm" style:rel-column-width="30034*"/>
    </style:style>
    <style:style style:name="Table8.C" style:family="table-column">
      <style:table-column-properties style:column-width="8.005cm" style:rel-column-width="30857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15" style:family="table-row">
      <style:table-row-properties style:min-row-height="1.879cm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4.895cm" style:rel-column-width="18869*"/>
    </style:style>
    <style:style style:name="Table9.B" style:family="table-column">
      <style:table-column-properties style:column-width="12.106cm" style:rel-column-width="46666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854cm" table:align="right"/>
    </style:style>
    <style:style style:name="Table10.A" style:family="table-column">
      <style:table-column-properties style:column-width="1.706cm"/>
    </style:style>
    <style:style style:name="Table10.B" style:family="table-column">
      <style:table-column-properties style:column-width="2.189cm"/>
    </style:style>
    <style:style style:name="Table10.C" style:family="table-column">
      <style:table-column-properties style:column-width="4.307cm"/>
    </style:style>
    <style:style style:name="Table10.D" style:family="table-column">
      <style:table-column-properties style:column-width="3.602cm"/>
    </style:style>
    <style:style style:name="Table10.E" style:family="table-column">
      <style:table-column-properties style:column-width="5.05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E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4.997cm" style:rel-column-width="19263*"/>
    </style:style>
    <style:style style:name="Table12.B" style:family="table-column">
      <style:table-column-properties style:column-width="5.997cm" style:rel-column-width="23118*"/>
    </style:style>
    <style:style style:name="Table12.C" style:family="table-column">
      <style:table-column-properties style:column-width="6.006cm" style:rel-column-width="23154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style:line-height-at-least="0.176cm" fo:text-align="end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6pt" fo:font-weight="bold" officeooo:rsid="00156b7c" officeooo:paragraph-rsid="000b56c4" style:font-size-asian="16pt" style:font-weight-asian="bold" style:font-name-complex="Spranq eco sans" style:font-size-complex="16pt" style:font-weight-complex="bold"/>
    </style:style>
    <style:style style:name="P2" style:family="paragraph" style:parent-style-name="Standard">
      <style:text-properties officeooo:rsid="000978cc" officeooo:paragraph-rsid="000978cc"/>
    </style:style>
    <style:style style:name="P3" style:family="paragraph" style:parent-style-name="Standard">
      <style:text-properties officeooo:rsid="000978cc" officeooo:paragraph-rsid="000d8b13"/>
    </style:style>
    <style:style style:name="P4" style:family="paragraph" style:parent-style-name="Standard">
      <style:text-properties officeooo:rsid="000978cc" officeooo:paragraph-rsid="00486420"/>
    </style:style>
    <style:style style:name="P5" style:family="paragraph" style:parent-style-name="Standard">
      <style:text-properties officeooo:rsid="000978cc" officeooo:paragraph-rsid="0048750b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style:font-name="Liberation Serif" fo:font-size="11pt" fo:font-style="normal" fo:font-weight="normal" officeooo:rsid="00529d90" officeooo:paragraph-rsid="000b56c4" fo:background-color="#dddddd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font-name="Liberation Serif" fo:font-size="12pt" fo:font-style="normal" fo:font-weight="bold" officeooo:rsid="00115da9" officeooo:paragraph-rsid="000b56c4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style:font-name="Liberation Serif" fo:font-size="12pt" fo:font-style="normal" fo:font-weight="bold" officeooo:rsid="00115da9" officeooo:paragraph-rsid="000b56c4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font-style="normal" fo:font-weight="bold" officeooo:rsid="00115da9" officeooo:paragraph-rsid="000b56c4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font-style="normal" fo:font-weight="bold" officeooo:rsid="00330c69" officeooo:paragraph-rsid="000b56c4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fo:color="#000000" style:font-name="Liberation Serif" fo:font-size="12pt" fo:font-style="normal" fo:font-weight="bold" officeooo:rsid="0012a1e5" officeooo:paragraph-rsid="0012a1e5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officeooo:paragraph-rsid="000b56c4"/>
    </style:style>
    <style:style style:name="P13" style:family="paragraph" style:parent-style-name="Standard">
      <style:text-properties style:font-name="Liberation Serif" fo:font-size="12pt" fo:language="pt" fo:country="BR" officeooo:rsid="0025121e" officeooo:paragraph-rsid="000b56c4" style:font-size-asian="12pt" style:font-size-complex="12pt"/>
    </style:style>
    <style:style style:name="P14" style:family="paragraph" style:parent-style-name="Standard">
      <loext:graphic-properties draw:fill="solid" draw:fill-color="#bce4e5" draw:opacity="100%"/>
      <style:paragraph-properties fo:text-align="center" style:justify-single-word="false" fo:background-color="#bce4e5"/>
      <style:text-properties style:font-name="Liberation Serif" fo:font-size="12pt" fo:language="pt" fo:country="BR" fo:font-weight="bold" officeooo:rsid="000b56c4" officeooo:paragraph-rsid="000b56c4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officeooo:rsid="0012a1e5" officeooo:paragraph-rsid="0012a1e5"/>
    </style:style>
    <style:style style:name="P16" style:family="paragraph" style:parent-style-name="Standard">
      <style:paragraph-properties fo:line-height="100%" fo:text-align="justify" style:justify-single-word="false"/>
      <style:text-properties officeooo:rsid="0012a1e5" officeooo:paragraph-rsid="0012a1e5"/>
    </style:style>
    <style:style style:name="P17" style:family="paragraph" style:parent-style-name="Standard">
      <style:text-properties officeooo:rsid="0017c2af" officeooo:paragraph-rsid="0017c2af"/>
    </style:style>
    <style:style style:name="P18" style:family="paragraph" style:parent-style-name="Standard">
      <style:text-properties officeooo:rsid="0017c2af" officeooo:paragraph-rsid="0021c299"/>
    </style:style>
    <style:style style:name="P19" style:family="paragraph" style:parent-style-name="Standard">
      <style:text-properties officeooo:rsid="0017c2af" officeooo:paragraph-rsid="00528cdf"/>
    </style:style>
    <style:style style:name="P20" style:family="paragraph" style:parent-style-name="Standard">
      <style:text-properties officeooo:rsid="0019b0da" officeooo:paragraph-rsid="0019b0da"/>
    </style:style>
    <style:style style:name="P21" style:family="paragraph" style:parent-style-name="Standard">
      <style:text-properties officeooo:rsid="0019b0da" officeooo:paragraph-rsid="00528cdf"/>
    </style:style>
    <style:style style:name="P22" style:family="paragraph" style:parent-style-name="Standard">
      <style:text-properties officeooo:rsid="001e8ebd" officeooo:paragraph-rsid="001e8ebd"/>
    </style:style>
    <style:style style:name="P23" style:family="paragraph" style:parent-style-name="Standard">
      <style:text-properties officeooo:rsid="0021c299" officeooo:paragraph-rsid="0021c299"/>
    </style:style>
    <style:style style:name="P24" style:family="paragraph" style:parent-style-name="Standard">
      <style:text-properties officeooo:rsid="0021c299" officeooo:paragraph-rsid="00528cdf"/>
    </style:style>
    <style:style style:name="P25" style:family="paragraph" style:parent-style-name="Standard">
      <style:text-properties fo:color="#0000ff" officeooo:rsid="0017c2af" officeooo:paragraph-rsid="0021c299"/>
    </style:style>
    <style:style style:name="P26" style:family="paragraph" style:parent-style-name="Standard">
      <style:text-properties fo:color="#0000ff" officeooo:rsid="000978cc" officeooo:paragraph-rsid="000d8b13"/>
    </style:style>
    <style:style style:name="P27" style:family="paragraph" style:parent-style-name="Standard">
      <style:text-properties fo:color="#0000ff" officeooo:rsid="0019b0da" officeooo:paragraph-rsid="0019b0da"/>
    </style:style>
    <style:style style:name="P28" style:family="paragraph" style:parent-style-name="Standard">
      <style:text-properties fo:color="#0000ff" officeooo:rsid="0025b920" officeooo:paragraph-rsid="0025b920"/>
    </style:style>
    <style:style style:name="P29" style:family="paragraph" style:parent-style-name="Standard">
      <style:text-properties fo:color="#0000ff" officeooo:rsid="00267ea2" officeooo:paragraph-rsid="00267ea2"/>
    </style:style>
    <style:style style:name="P30" style:family="paragraph" style:parent-style-name="Standard">
      <style:text-properties fo:color="#0000ff" officeooo:rsid="00293f65" officeooo:paragraph-rsid="00293f65"/>
    </style:style>
    <style:style style:name="P31" style:family="paragraph" style:parent-style-name="Standard">
      <style:text-properties fo:color="#0000ff" officeooo:rsid="002c4f39" officeooo:paragraph-rsid="002c4f39"/>
    </style:style>
    <style:style style:name="P32" style:family="paragraph" style:parent-style-name="Standard">
      <style:text-properties fo:color="#0000ff" officeooo:rsid="002f7401" officeooo:paragraph-rsid="002f7401"/>
    </style:style>
    <style:style style:name="P33" style:family="paragraph" style:parent-style-name="Standard">
      <style:text-properties fo:color="#0000ff" officeooo:rsid="00333494" officeooo:paragraph-rsid="00333494"/>
    </style:style>
    <style:style style:name="P34" style:family="paragraph" style:parent-style-name="Standard">
      <style:text-properties fo:color="#0000ff" officeooo:rsid="003508a9" officeooo:paragraph-rsid="003508a9"/>
    </style:style>
    <style:style style:name="P35" style:family="paragraph" style:parent-style-name="Standard">
      <style:text-properties style:use-window-font-color="true" officeooo:rsid="0019b0da" officeooo:paragraph-rsid="0019b0da"/>
    </style:style>
    <style:style style:name="P36" style:family="paragraph" style:parent-style-name="Standard">
      <style:text-properties style:use-window-font-color="true" officeooo:rsid="0025b920" officeooo:paragraph-rsid="0025b920"/>
    </style:style>
    <style:style style:name="P37" style:family="paragraph" style:parent-style-name="Standard">
      <style:text-properties style:use-window-font-color="true" officeooo:rsid="0025b920" officeooo:paragraph-rsid="00528cdf"/>
    </style:style>
    <style:style style:name="P38" style:family="paragraph" style:parent-style-name="Standard">
      <style:text-properties style:use-window-font-color="true" officeooo:rsid="00267ea2" officeooo:paragraph-rsid="00267ea2"/>
    </style:style>
    <style:style style:name="P39" style:family="paragraph" style:parent-style-name="Standard">
      <style:text-properties style:use-window-font-color="true" officeooo:rsid="00267ea2" officeooo:paragraph-rsid="00528cdf"/>
    </style:style>
    <style:style style:name="P40" style:family="paragraph" style:parent-style-name="Standard">
      <style:text-properties style:use-window-font-color="true" officeooo:rsid="00293f65" officeooo:paragraph-rsid="00293f65"/>
    </style:style>
    <style:style style:name="P41" style:family="paragraph" style:parent-style-name="Standard">
      <style:text-properties style:use-window-font-color="true" officeooo:rsid="00293f65" officeooo:paragraph-rsid="00528cdf"/>
    </style:style>
    <style:style style:name="P42" style:family="paragraph" style:parent-style-name="Standard">
      <style:text-properties style:use-window-font-color="true" officeooo:rsid="002ac3a8" officeooo:paragraph-rsid="002ac3a8"/>
    </style:style>
    <style:style style:name="P43" style:family="paragraph" style:parent-style-name="Standard">
      <style:text-properties style:use-window-font-color="true" officeooo:rsid="002ac3a8" officeooo:paragraph-rsid="00528cdf"/>
    </style:style>
    <style:style style:name="P44" style:family="paragraph" style:parent-style-name="Standard">
      <loext:graphic-properties draw:fill="solid" draw:fill-color="#dddddd" draw:opacity="100%"/>
      <style:paragraph-properties fo:background-color="#dddddd"/>
      <style:text-properties style:use-window-font-color="true" style:font-name="Liberation Mono" fo:font-size="10pt" officeooo:rsid="00293f65" officeooo:paragraph-rsid="002974d9" fo:background-color="transparent" style:font-size-asian="10pt" style:font-size-complex="10pt"/>
    </style:style>
    <style:style style:name="P45" style:family="paragraph" style:parent-style-name="Standard">
      <loext:graphic-properties draw:fill="solid" draw:fill-color="#dddddd" draw:opacity="100%"/>
      <style:paragraph-properties fo:background-color="#dddddd"/>
      <style:text-properties style:use-window-font-color="true" fo:font-size="10pt" officeooo:rsid="00293f65" officeooo:paragraph-rsid="00293f65" fo:background-color="transparent" style:font-size-asian="10pt" style:font-size-complex="10pt"/>
    </style:style>
    <style:style style:name="P46" style:family="paragraph" style:parent-style-name="Standard">
      <style:text-properties style:use-window-font-color="true" officeooo:rsid="002d13ac" officeooo:paragraph-rsid="002d13ac"/>
    </style:style>
    <style:style style:name="P47" style:family="paragraph" style:parent-style-name="Standard">
      <style:text-properties style:use-window-font-color="true" officeooo:rsid="002d13ac" officeooo:paragraph-rsid="00528cdf"/>
    </style:style>
    <style:style style:name="P48" style:family="paragraph" style:parent-style-name="Standard">
      <style:text-properties style:use-window-font-color="true" officeooo:rsid="002d8ce0" officeooo:paragraph-rsid="002d8ce0"/>
    </style:style>
    <style:style style:name="P49" style:family="paragraph" style:parent-style-name="Standard">
      <style:text-properties style:use-window-font-color="true" officeooo:rsid="002d8ce0" officeooo:paragraph-rsid="00528cdf"/>
    </style:style>
    <style:style style:name="P50" style:family="paragraph" style:parent-style-name="Standard">
      <style:text-properties style:use-window-font-color="true" officeooo:rsid="002f7401" officeooo:paragraph-rsid="002f7401"/>
    </style:style>
    <style:style style:name="P51" style:family="paragraph" style:parent-style-name="Standard">
      <style:text-properties style:use-window-font-color="true" officeooo:rsid="002f7401" officeooo:paragraph-rsid="00528cdf"/>
    </style:style>
    <style:style style:name="P52" style:family="paragraph" style:parent-style-name="Standard">
      <style:text-properties style:use-window-font-color="true" officeooo:rsid="00318779" officeooo:paragraph-rsid="00318779"/>
    </style:style>
    <style:style style:name="P53" style:family="paragraph" style:parent-style-name="Standard">
      <style:text-properties style:use-window-font-color="true" officeooo:rsid="00333494" officeooo:paragraph-rsid="00333494"/>
    </style:style>
    <style:style style:name="P54" style:family="paragraph" style:parent-style-name="Standard">
      <style:text-properties style:use-window-font-color="true" officeooo:rsid="003a0e27" officeooo:paragraph-rsid="003a0e27"/>
    </style:style>
    <style:style style:name="P55" style:family="paragraph" style:parent-style-name="Standard">
      <style:text-properties style:use-window-font-color="true" officeooo:rsid="003b4a22" officeooo:paragraph-rsid="003b4a22"/>
    </style:style>
    <style:style style:name="P56" style:family="paragraph" style:parent-style-name="Standard">
      <style:text-properties style:use-window-font-color="true" officeooo:rsid="003dcf08" officeooo:paragraph-rsid="003dcf08"/>
    </style:style>
    <style:style style:name="P57" style:family="paragraph" style:parent-style-name="Standard">
      <style:text-properties style:use-window-font-color="true" officeooo:rsid="00467412" officeooo:paragraph-rsid="00467412"/>
    </style:style>
    <style:style style:name="P58" style:family="paragraph" style:parent-style-name="Standard">
      <style:text-properties style:use-window-font-color="true" officeooo:rsid="004c5913" officeooo:paragraph-rsid="004c5913"/>
    </style:style>
    <style:style style:name="P59" style:family="paragraph" style:parent-style-name="Standard">
      <style:text-properties style:use-window-font-color="true" officeooo:rsid="004c5913" officeooo:paragraph-rsid="00528cdf"/>
    </style:style>
    <style:style style:name="P60" style:family="paragraph" style:parent-style-name="Standard">
      <style:text-properties style:use-window-font-color="true" officeooo:rsid="004db694" officeooo:paragraph-rsid="004db694"/>
    </style:style>
    <style:style style:name="P61" style:family="paragraph" style:parent-style-name="Standard">
      <style:text-properties style:use-window-font-color="true" officeooo:rsid="004db694" officeooo:paragraph-rsid="00528cdf"/>
    </style:style>
    <style:style style:name="P62" style:family="paragraph" style:parent-style-name="Standard">
      <style:text-properties style:use-window-font-color="true" officeooo:rsid="004e1ede" officeooo:paragraph-rsid="004e1ede"/>
    </style:style>
    <style:style style:name="P63" style:family="paragraph" style:parent-style-name="Standard">
      <style:text-properties style:use-window-font-color="true" officeooo:rsid="004e1ede" officeooo:paragraph-rsid="00528cdf"/>
    </style:style>
    <style:style style:name="P64" style:family="paragraph" style:parent-style-name="Standard">
      <style:text-properties style:use-window-font-color="true" officeooo:rsid="0025c6dc" officeooo:paragraph-rsid="00528cdf"/>
    </style:style>
    <style:style style:name="P65" style:family="paragraph" style:parent-style-name="Standard">
      <style:text-properties style:use-window-font-color="true" officeooo:rsid="002974d9" officeooo:paragraph-rsid="00528cdf"/>
    </style:style>
    <style:style style:name="P66" style:family="paragraph" style:parent-style-name="Standard">
      <style:text-properties style:use-window-font-color="true" officeooo:rsid="004e693d" officeooo:paragraph-rsid="00528cdf"/>
    </style:style>
    <style:style style:name="P67" style:family="paragraph" style:parent-style-name="Standard">
      <style:text-properties officeooo:rsid="002c4f39" officeooo:paragraph-rsid="002c4f39"/>
    </style:style>
    <style:style style:name="P68" style:family="paragraph" style:parent-style-name="Standard">
      <style:text-properties officeooo:rsid="002c4f39" officeooo:paragraph-rsid="00528cdf"/>
    </style:style>
    <style:style style:name="P69" style:family="paragraph" style:parent-style-name="Standard">
      <style:text-properties officeooo:rsid="0030cbde" officeooo:paragraph-rsid="0030cbde"/>
    </style:style>
    <style:style style:name="P70" style:family="paragraph" style:parent-style-name="Standard">
      <style:text-properties officeooo:rsid="0035f63d" officeooo:paragraph-rsid="00486420"/>
    </style:style>
    <style:style style:name="P71" style:family="paragraph" style:parent-style-name="Standard">
      <style:text-properties officeooo:rsid="0035f63d" officeooo:paragraph-rsid="0048750b"/>
    </style:style>
    <style:style style:name="P72" style:family="paragraph" style:parent-style-name="Standard">
      <style:text-properties officeooo:rsid="004e693d" officeooo:paragraph-rsid="004e693d"/>
    </style:style>
    <style:style style:name="P73" style:family="paragraph" style:parent-style-name="Standard">
      <style:text-properties officeooo:rsid="004e693d" officeooo:paragraph-rsid="00528cdf"/>
    </style:style>
    <style:style style:name="P74" style:family="paragraph" style:parent-style-name="Standard">
      <style:text-properties officeooo:rsid="004f8585" officeooo:paragraph-rsid="004f8585"/>
    </style:style>
    <style:style style:name="P75" style:family="paragraph" style:parent-style-name="Standard">
      <style:text-properties officeooo:rsid="004f8585" officeooo:paragraph-rsid="00528cdf"/>
    </style:style>
    <style:style style:name="P76" style:family="paragraph" style:parent-style-name="Standard">
      <style:text-properties officeooo:rsid="00486420" officeooo:paragraph-rsid="00528cdf"/>
    </style:style>
    <style:style style:name="P77" style:family="paragraph" style:parent-style-name="Standard">
      <style:text-properties officeooo:rsid="003508a9" officeooo:paragraph-rsid="00528cdf"/>
    </style:style>
    <style:style style:name="P78" style:family="paragraph" style:parent-style-name="Standard">
      <style:text-properties officeooo:rsid="004c5913" officeooo:paragraph-rsid="00528cdf"/>
    </style:style>
    <style:style style:name="P79" style:family="paragraph" style:parent-style-name="Standard">
      <style:text-properties officeooo:rsid="001c1936" officeooo:paragraph-rsid="00528cdf"/>
    </style:style>
    <style:style style:name="P80" style:family="paragraph" style:parent-style-name="Standard">
      <style:text-properties officeooo:paragraph-rsid="00528cdf"/>
    </style:style>
    <style:style style:name="P81" style:family="paragraph" style:parent-style-name="Standard">
      <style:text-properties officeooo:rsid="00218661" officeooo:paragraph-rsid="00528cdf"/>
    </style:style>
    <style:style style:name="P82" style:family="paragraph" style:parent-style-name="Table_20_Contents">
      <style:paragraph-properties fo:text-align="justify" style:justify-single-word="false"/>
      <style:text-properties officeooo:rsid="0012a1e5" officeooo:paragraph-rsid="0012a1e5"/>
    </style:style>
    <style:style style:name="P83" style:family="paragraph" style:parent-style-name="Table_20_Contents">
      <style:text-properties officeooo:rsid="0019b0da" officeooo:paragraph-rsid="0019b0da"/>
    </style:style>
    <style:style style:name="P84" style:family="paragraph" style:parent-style-name="Table_20_Contents">
      <style:text-properties fo:font-size="10pt" style:font-size-asian="10pt" style:font-size-complex="10pt"/>
    </style:style>
    <style:style style:name="P85" style:family="paragraph" style:parent-style-name="Table_20_Contents">
      <style:text-properties fo:font-size="10pt" officeooo:rsid="00220bf2" officeooo:paragraph-rsid="00220bf2" style:font-size-asian="10pt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fo:font-size="10pt" officeooo:rsid="00220bf2" officeooo:paragraph-rsid="00220bf2" style:font-size-asian="10pt" style:font-size-complex="10pt"/>
    </style:style>
    <style:style style:name="P87" style:family="paragraph" style:parent-style-name="Table_20_Contents">
      <style:text-properties fo:font-size="10pt" officeooo:rsid="002ac3a8" officeooo:paragraph-rsid="002ac3a8" style:font-size-asian="10pt" style:font-size-complex="10pt"/>
    </style:style>
    <style:style style:name="P88" style:family="paragraph" style:parent-style-name="Table_20_Contents">
      <style:paragraph-properties fo:text-align="center" style:justify-single-word="false"/>
      <style:text-properties fo:font-size="10pt" officeooo:rsid="002d8ce0" officeooo:paragraph-rsid="002d8ce0" style:font-size-asian="10pt" style:font-size-complex="10pt"/>
    </style:style>
    <style:style style:name="P89" style:family="paragraph" style:parent-style-name="Table_20_Contents">
      <style:text-properties fo:font-size="10pt" officeooo:rsid="002d8ce0" officeooo:paragraph-rsid="002d8ce0" style:font-size-asian="10pt" style:font-size-complex="10pt"/>
    </style:style>
    <style:style style:name="P90" style:family="paragraph" style:parent-style-name="Table_20_Contents">
      <style:text-properties fo:font-size="10pt" officeooo:rsid="002e6ed5" officeooo:paragraph-rsid="002e6ed5" style:font-size-asian="10pt" style:font-size-complex="10pt"/>
    </style:style>
    <style:style style:name="P91" style:family="paragraph" style:parent-style-name="Table_20_Contents">
      <style:paragraph-properties fo:text-align="center" style:justify-single-word="false"/>
      <style:text-properties fo:font-size="10pt" officeooo:rsid="00318779" officeooo:paragraph-rsid="00318779" style:font-size-asian="10pt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93" style:family="paragraph" style:parent-style-name="Table_20_Contents">
      <style:paragraph-properties fo:text-align="center" style:justify-single-word="false"/>
      <style:text-properties fo:font-size="10pt" officeooo:rsid="00333494" officeooo:paragraph-rsid="00333494" style:font-size-asian="10pt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fo:font-size="10pt" officeooo:rsid="0019b0da" officeooo:paragraph-rsid="0019b0da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fo:font-size="10pt" officeooo:rsid="0035f63d" officeooo:paragraph-rsid="0035f63d" style:font-size-asian="10pt" style:font-size-complex="10pt"/>
    </style:style>
    <style:style style:name="P96" style:family="paragraph" style:parent-style-name="Table_20_Contents">
      <style:text-properties fo:font-size="10pt" officeooo:rsid="003e82bf" officeooo:paragraph-rsid="003e82bf" style:font-size-asian="10pt" style:font-size-complex="10pt"/>
    </style:style>
    <style:style style:name="P97" style:family="paragraph" style:parent-style-name="Table_20_Contents">
      <style:text-properties fo:font-size="10pt" officeooo:rsid="002d13ac" officeooo:paragraph-rsid="002d13ac" style:font-size-asian="10pt" style:font-size-complex="10pt"/>
    </style:style>
    <style:style style:name="P98" style:family="paragraph" style:parent-style-name="Table_20_Contents">
      <style:text-properties fo:font-size="10pt" officeooo:rsid="002d13ac" officeooo:paragraph-rsid="00405ec4" style:font-size-asian="10pt" style:font-size-complex="10pt"/>
    </style:style>
    <style:style style:name="P99" style:family="paragraph" style:parent-style-name="Table_20_Contents">
      <style:text-properties fo:font-size="10pt" officeooo:rsid="002d13ac" officeooo:paragraph-rsid="0043e9fb" style:font-size-asian="10pt" style:font-size-complex="10pt"/>
    </style:style>
    <style:style style:name="P100" style:family="paragraph" style:parent-style-name="Table_20_Contents">
      <style:text-properties fo:font-size="10pt" officeooo:rsid="00405ec4" officeooo:paragraph-rsid="00405ec4" style:font-size-asian="10pt" style:font-size-complex="10pt"/>
    </style:style>
    <style:style style:name="P101" style:family="paragraph" style:parent-style-name="Table_20_Contents">
      <style:text-properties fo:font-size="10pt" officeooo:rsid="00405ec4" officeooo:paragraph-rsid="0043e9fb" style:font-size-asian="10pt" style:font-size-complex="10pt"/>
    </style:style>
    <style:style style:name="P102" style:family="paragraph" style:parent-style-name="Table_20_Contents">
      <style:text-properties fo:font-size="10pt" officeooo:rsid="0043e9fb" officeooo:paragraph-rsid="0043e9fb" style:font-size-asian="10pt" style:font-size-complex="10pt"/>
    </style:style>
    <style:style style:name="P103" style:family="paragraph" style:parent-style-name="Table_20_Contents">
      <style:text-properties fo:font-size="10pt" officeooo:rsid="00422a5c" officeooo:paragraph-rsid="00422a5c" style:font-size-asian="10pt" style:font-size-complex="10pt"/>
    </style:style>
    <style:style style:name="P104" style:family="paragraph" style:parent-style-name="Table_20_Contents">
      <style:paragraph-properties fo:text-align="center" style:justify-single-word="false"/>
      <style:text-properties fo:font-size="8pt" officeooo:rsid="00220bf2" officeooo:paragraph-rsid="00220bf2" style:font-size-asian="8pt" style:font-size-complex="8pt"/>
    </style:style>
    <style:style style:name="P105" style:family="paragraph" style:parent-style-name="Table_20_Contents">
      <style:text-properties fo:font-size="8pt" officeooo:rsid="00405ec4" officeooo:paragraph-rsid="00405ec4" style:font-size-asian="8pt" style:font-size-complex="8pt"/>
    </style:style>
    <style:style style:name="P106" style:family="paragraph" style:parent-style-name="Table_20_Contents">
      <style:paragraph-properties fo:text-align="center" style:justify-single-word="false"/>
      <style:text-properties officeooo:rsid="002ac3a8" officeooo:paragraph-rsid="002ac3a8"/>
    </style:style>
    <style:style style:name="P107" style:family="paragraph" style:parent-style-name="Table_20_Contents">
      <style:text-properties officeooo:rsid="002d13ac" officeooo:paragraph-rsid="002d13ac"/>
    </style:style>
    <style:style style:name="P108" style:family="paragraph" style:parent-style-name="Table_20_Contents">
      <style:paragraph-properties fo:text-align="center" style:justify-single-word="false"/>
      <style:text-properties style:font-name="Liberation Mono" fo:font-size="10pt" style:font-size-asian="10pt" style:font-size-complex="10pt"/>
    </style:style>
    <style:style style:name="P109" style:family="paragraph" style:parent-style-name="Table_20_Contents">
      <style:paragraph-properties fo:text-align="center" style:justify-single-word="false"/>
      <style:text-properties style:font-name="Liberation Mono" fo:font-size="10pt" officeooo:rsid="00318779" officeooo:paragraph-rsid="00318779" style:font-size-asian="10pt" style:font-size-complex="10pt"/>
    </style:style>
    <style:style style:name="P110" style:family="paragraph" style:parent-style-name="Table_20_Contents">
      <style:paragraph-properties fo:text-align="center" style:justify-single-word="false"/>
      <style:text-properties style:font-name="Liberation Mono" fo:font-size="10pt" officeooo:rsid="00333494" officeooo:paragraph-rsid="00333494" style:font-size-asian="10pt" style:font-size-complex="10pt"/>
    </style:style>
    <style:style style:name="P111" style:family="paragraph" style:parent-style-name="Table_20_Contents">
      <style:text-properties style:font-name="Liberation Mono" fo:font-size="8pt" style:font-size-asian="8pt" style:font-size-complex="8pt"/>
    </style:style>
    <style:style style:name="P112" style:family="paragraph" style:parent-style-name="Table_20_Contents">
      <style:text-properties style:font-name="Liberation Mono" fo:font-size="8pt" officeooo:paragraph-rsid="003a131b" style:font-size-asian="8pt" style:font-size-complex="8pt"/>
    </style:style>
    <style:style style:name="P113" style:family="paragraph" style:parent-style-name="Table_20_Contents">
      <style:text-properties style:font-name="Liberation Mono" officeooo:rsid="0048750b" officeooo:paragraph-rsid="0048750b" fo:background-color="#dddddd"/>
    </style:style>
    <style:style style:name="P114" style:family="paragraph" style:parent-style-name="Table_20_Contents">
      <style:text-properties officeooo:rsid="0035f63d" officeooo:paragraph-rsid="0035f63d"/>
    </style:style>
    <style:style style:name="P115" style:family="paragraph" style:parent-style-name="Table_20_Contents">
      <style:text-properties officeooo:rsid="003e82bf" officeooo:paragraph-rsid="003e82bf"/>
    </style:style>
    <style:style style:name="P116" style:family="paragraph" style:parent-style-name="Table_20_Contents">
      <style:text-properties officeooo:rsid="00405ec4" officeooo:paragraph-rsid="00405ec4"/>
    </style:style>
    <style:style style:name="P117" style:family="paragraph" style:parent-style-name="Table_20_Contents">
      <style:paragraph-properties fo:text-align="center" style:justify-single-word="false"/>
      <style:text-properties fo:font-weight="bold" officeooo:rsid="002d13ac" officeooo:paragraph-rsid="002d13ac" style:font-weight-asian="bold" style:font-weight-complex="bold"/>
    </style:style>
    <style:style style:name="P118" style:family="paragraph" style:parent-style-name="Table_20_Contents">
      <style:text-properties officeooo:rsid="00422a5c" officeooo:paragraph-rsid="00422a5c"/>
    </style:style>
    <style:style style:name="P119" style:family="paragraph" style:parent-style-name="Table_20_Contents">
      <style:text-properties officeooo:rsid="00434ba2" officeooo:paragraph-rsid="00434ba2"/>
    </style:style>
    <style:style style:name="P120" style:family="paragraph" style:parent-style-name="Table_20_Contents">
      <style:text-properties officeooo:rsid="0043e9fb" officeooo:paragraph-rsid="0043e9fb"/>
    </style:style>
    <style:style style:name="P121" style:family="paragraph" style:parent-style-name="Table_20_Contents">
      <style:text-properties officeooo:rsid="00466607" officeooo:paragraph-rsid="00466607"/>
    </style:style>
    <style:style style:name="P122" style:family="paragraph" style:parent-style-name="Table_20_Contents">
      <style:text-properties officeooo:rsid="0048750b" officeooo:paragraph-rsid="0048750b"/>
    </style:style>
    <style:style style:name="P123" style:family="paragraph" style:parent-style-name="Table_20_Contents">
      <style:text-properties officeooo:paragraph-rsid="0048750b"/>
    </style:style>
    <style:style style:name="P124" style:family="paragraph" style:parent-style-name="Table_20_Contents">
      <style:text-properties officeooo:rsid="004c5913" officeooo:paragraph-rsid="004c5913"/>
    </style:style>
    <style:style style:name="P125" style:family="paragraph" style:parent-style-name="Table_20_Contents">
      <style:text-properties officeooo:rsid="004c5913" officeooo:paragraph-rsid="004db694"/>
    </style:style>
    <style:style style:name="P126" style:family="paragraph" style:parent-style-name="Table_20_Contents">
      <style:paragraph-properties fo:text-align="center" style:justify-single-word="false"/>
      <style:text-properties officeooo:rsid="004c5913" officeooo:paragraph-rsid="004c5913"/>
    </style:style>
    <style:style style:name="P127" style:family="paragraph" style:parent-style-name="Table_20_Contents">
      <style:text-properties officeooo:rsid="004db694" officeooo:paragraph-rsid="004db694"/>
    </style:style>
    <style:style style:name="P128" style:family="paragraph" style:parent-style-name="Standard">
      <style:paragraph-properties fo:line-height="100%" fo:text-align="justify" style:justify-single-word="false"/>
      <style:text-properties style:use-window-font-color="true" officeooo:rsid="004c5913" officeooo:paragraph-rsid="000b56c4"/>
    </style:style>
    <style:style style:name="P129" style:family="paragraph" style:parent-style-name="Standard">
      <style:paragraph-properties fo:line-height="100%" fo:text-align="justify" style:justify-single-word="false"/>
      <style:text-properties style:use-window-font-color="true" officeooo:rsid="004c5913" officeooo:paragraph-rsid="0052cb72"/>
    </style:style>
    <style:style style:name="P130" style:family="paragraph" style:parent-style-name="Standard">
      <style:text-properties style:use-window-font-color="true" officeooo:rsid="004c5913" officeooo:paragraph-rsid="0052cb72"/>
    </style:style>
    <style:style style:name="P131" style:family="paragraph" style:parent-style-name="Standard">
      <style:text-properties style:use-window-font-color="true" officeooo:rsid="0019b0da" officeooo:paragraph-rsid="0052cb72"/>
    </style:style>
    <style:style style:name="P132" style:family="paragraph" style:parent-style-name="Standard">
      <style:text-properties style:use-window-font-color="true" officeooo:rsid="0025b920" officeooo:paragraph-rsid="0052cb72"/>
    </style:style>
    <style:style style:name="P133" style:family="paragraph" style:parent-style-name="Standard">
      <style:text-properties style:use-window-font-color="true" officeooo:rsid="0025c6dc" officeooo:paragraph-rsid="0052cb72"/>
    </style:style>
    <style:style style:name="P134" style:family="paragraph" style:parent-style-name="Standard">
      <style:text-properties style:use-window-font-color="true" officeooo:rsid="00267ea2" officeooo:paragraph-rsid="0052cb72"/>
    </style:style>
    <style:style style:name="P135" style:family="paragraph" style:parent-style-name="Standard">
      <style:text-properties style:use-window-font-color="true" officeooo:rsid="00293f65" officeooo:paragraph-rsid="0052cb72"/>
    </style:style>
    <style:style style:name="P136" style:family="paragraph" style:parent-style-name="Standard">
      <style:text-properties style:use-window-font-color="true" officeooo:rsid="002974d9" officeooo:paragraph-rsid="0052cb72"/>
    </style:style>
    <style:style style:name="P137" style:family="paragraph" style:parent-style-name="Standard">
      <loext:graphic-properties draw:fill="solid" draw:fill-color="#dddddd" draw:opacity="100%"/>
      <style:paragraph-properties fo:background-color="#dddddd"/>
      <style:text-properties style:use-window-font-color="true" style:font-name="Liberation Mono" fo:font-size="10pt" officeooo:rsid="00293f65" officeooo:paragraph-rsid="0052cb72" fo:background-color="transparent" style:font-size-asian="10pt" style:font-size-complex="10pt"/>
    </style:style>
    <style:style style:name="P138" style:family="paragraph" style:parent-style-name="Standard">
      <style:text-properties style:use-window-font-color="true" officeooo:rsid="002ac3a8" officeooo:paragraph-rsid="0052cb72"/>
    </style:style>
    <style:style style:name="P139" style:family="paragraph" style:parent-style-name="Standard">
      <loext:graphic-properties draw:fill="solid" draw:fill-color="#dddddd" draw:opacity="100%"/>
      <style:paragraph-properties fo:background-color="#dddddd"/>
      <style:text-properties style:use-window-font-color="true" fo:font-size="10pt" officeooo:rsid="00293f65" officeooo:paragraph-rsid="0052cb72" fo:background-color="transparent" style:font-size-asian="10pt" style:font-size-complex="10pt"/>
    </style:style>
    <style:style style:name="P140" style:family="paragraph" style:parent-style-name="Standard">
      <style:text-properties style:use-window-font-color="true" officeooo:rsid="002d13ac" officeooo:paragraph-rsid="0052cb72"/>
    </style:style>
    <style:style style:name="P141" style:family="paragraph" style:parent-style-name="Standard">
      <style:text-properties style:use-window-font-color="true" officeooo:rsid="002d8ce0" officeooo:paragraph-rsid="0052cb72"/>
    </style:style>
    <style:style style:name="P142" style:family="paragraph" style:parent-style-name="Standard">
      <style:text-properties style:use-window-font-color="true" officeooo:rsid="002f7401" officeooo:paragraph-rsid="0052cb72"/>
    </style:style>
    <style:style style:name="P143" style:family="paragraph" style:parent-style-name="Standard">
      <style:text-properties style:use-window-font-color="true" officeooo:rsid="00318779" officeooo:paragraph-rsid="0052cb72"/>
    </style:style>
    <style:style style:name="P144" style:family="paragraph" style:parent-style-name="Standard">
      <style:text-properties style:use-window-font-color="true" officeooo:rsid="00333494" officeooo:paragraph-rsid="0052cb72"/>
    </style:style>
    <style:style style:name="P145" style:family="paragraph" style:parent-style-name="Standard">
      <style:text-properties style:use-window-font-color="true" officeooo:rsid="003a0e27" officeooo:paragraph-rsid="0052cb72"/>
    </style:style>
    <style:style style:name="P146" style:family="paragraph" style:parent-style-name="Standard">
      <style:text-properties style:use-window-font-color="true" officeooo:rsid="003b4a22" officeooo:paragraph-rsid="0052cb72"/>
    </style:style>
    <style:style style:name="P147" style:family="paragraph" style:parent-style-name="Standard">
      <style:text-properties style:use-window-font-color="true" officeooo:rsid="003dcf08" officeooo:paragraph-rsid="0052cb72"/>
    </style:style>
    <style:style style:name="P148" style:family="paragraph" style:parent-style-name="Standard">
      <style:text-properties style:use-window-font-color="true" officeooo:rsid="00467412" officeooo:paragraph-rsid="0052cb72"/>
    </style:style>
    <style:style style:name="P149" style:family="paragraph" style:parent-style-name="Standard">
      <style:text-properties style:use-window-font-color="true" officeooo:rsid="004db694" officeooo:paragraph-rsid="0052cb72"/>
    </style:style>
    <style:style style:name="P150" style:family="paragraph" style:parent-style-name="Standard">
      <style:text-properties style:use-window-font-color="true" officeooo:rsid="004e693d" officeooo:paragraph-rsid="0052cb72"/>
    </style:style>
    <style:style style:name="P151" style:family="paragraph" style:parent-style-name="Standard">
      <style:text-properties style:use-window-font-color="true" officeooo:rsid="004e1ede" officeooo:paragraph-rsid="0052cb72"/>
    </style:style>
    <style:style style:name="P152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language="pt" fo:country="BR" fo:font-style="normal" fo:font-weight="normal" officeooo:rsid="0025121e" officeooo:paragraph-rsid="0052cb72" fo:background-color="#dddddd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153" style:family="paragraph" style:parent-style-name="Standard">
      <style:text-properties officeooo:rsid="000978cc" officeooo:paragraph-rsid="0052cb72"/>
    </style:style>
    <style:style style:name="P154" style:family="paragraph" style:parent-style-name="Standard">
      <style:text-properties officeooo:rsid="004e693d" officeooo:paragraph-rsid="0052cb72"/>
    </style:style>
    <style:style style:name="P155" style:family="paragraph" style:parent-style-name="Standard">
      <style:text-properties officeooo:rsid="0030cbde" officeooo:paragraph-rsid="0052cb72"/>
    </style:style>
    <style:style style:name="P156" style:family="paragraph" style:parent-style-name="Standard">
      <style:text-properties officeooo:rsid="004f8585" officeooo:paragraph-rsid="0052cb72"/>
    </style:style>
    <style:style style:name="P157" style:family="paragraph" style:parent-style-name="Standard">
      <style:text-properties fo:color="#0000ff" officeooo:rsid="000978cc" officeooo:paragraph-rsid="0052cb72"/>
    </style:style>
    <style:style style:name="P158" style:family="paragraph" style:parent-style-name="Standard">
      <style:text-properties fo:color="#0000ff" officeooo:rsid="003508a9" officeooo:paragraph-rsid="0052cb72"/>
    </style:style>
    <style:style style:name="P159" style:family="paragraph" style:parent-style-name="Standard">
      <style:text-properties fo:color="#0000ff" officeooo:rsid="002c4f39" officeooo:paragraph-rsid="0052cb72"/>
    </style:style>
    <style:style style:name="P160" style:family="paragraph" style:parent-style-name="Standard">
      <style:text-properties fo:color="#0000ff" officeooo:rsid="0017c2af" officeooo:paragraph-rsid="0052cb72"/>
    </style:style>
    <style:style style:name="P161" style:family="paragraph" style:parent-style-name="Standard">
      <style:text-properties fo:color="#0000ff" officeooo:rsid="0019b0da" officeooo:paragraph-rsid="0052cb72"/>
    </style:style>
    <style:style style:name="P162" style:family="paragraph" style:parent-style-name="Standard">
      <style:text-properties fo:color="#0000ff" officeooo:rsid="0025b920" officeooo:paragraph-rsid="0052cb72"/>
    </style:style>
    <style:style style:name="P163" style:family="paragraph" style:parent-style-name="Standard">
      <style:text-properties fo:color="#0000ff" officeooo:rsid="00267ea2" officeooo:paragraph-rsid="0052cb72"/>
    </style:style>
    <style:style style:name="P164" style:family="paragraph" style:parent-style-name="Standard">
      <style:text-properties fo:color="#0000ff" officeooo:rsid="002f7401" officeooo:paragraph-rsid="0052cb72"/>
    </style:style>
    <style:style style:name="P165" style:family="paragraph" style:parent-style-name="Standard">
      <style:text-properties fo:color="#0000ff" officeooo:rsid="00333494" officeooo:paragraph-rsid="0052cb72"/>
    </style:style>
    <style:style style:name="P166" style:family="paragraph" style:parent-style-name="Standard">
      <style:text-properties officeooo:rsid="00486420" officeooo:paragraph-rsid="0052cb72"/>
    </style:style>
    <style:style style:name="P167" style:family="paragraph" style:parent-style-name="Standard">
      <style:text-properties officeooo:rsid="003508a9" officeooo:paragraph-rsid="0052cb72"/>
    </style:style>
    <style:style style:name="P168" style:family="paragraph" style:parent-style-name="Standard">
      <style:text-properties officeooo:rsid="0035f63d" officeooo:paragraph-rsid="0052cb72"/>
    </style:style>
    <style:style style:name="P169" style:family="paragraph" style:parent-style-name="Standard">
      <style:text-properties officeooo:rsid="004c5913" officeooo:paragraph-rsid="0052cb72"/>
    </style:style>
    <style:style style:name="P170" style:family="paragraph" style:parent-style-name="Standard">
      <style:text-properties officeooo:rsid="001c1936" officeooo:paragraph-rsid="0052cb72"/>
    </style:style>
    <style:style style:name="P171" style:family="paragraph" style:parent-style-name="Standard">
      <style:text-properties officeooo:rsid="002c4f39" officeooo:paragraph-rsid="0052cb72"/>
    </style:style>
    <style:style style:name="P172" style:family="paragraph" style:parent-style-name="Standard">
      <style:text-properties officeooo:rsid="001e8ebd" officeooo:paragraph-rsid="0052cb72"/>
    </style:style>
    <style:style style:name="P173" style:family="paragraph" style:parent-style-name="Standard">
      <style:text-properties officeooo:rsid="00218661" officeooo:paragraph-rsid="0052cb72"/>
    </style:style>
    <style:style style:name="P174" style:family="paragraph" style:parent-style-name="Standard">
      <style:text-properties officeooo:rsid="0021c299" officeooo:paragraph-rsid="0052cb72"/>
    </style:style>
    <style:style style:name="P175" style:family="paragraph" style:parent-style-name="Standard">
      <style:text-properties officeooo:rsid="0017c2af" officeooo:paragraph-rsid="0052cb72"/>
    </style:style>
    <style:style style:name="P176" style:family="paragraph" style:parent-style-name="Standard">
      <style:text-properties officeooo:rsid="0019b0da" officeooo:paragraph-rsid="0052cb72"/>
    </style:style>
    <style:style style:name="P177" style:family="paragraph" style:parent-style-name="Standard">
      <style:text-properties officeooo:paragraph-rsid="0052cb72"/>
    </style:style>
    <style:style style:name="P178" style:family="paragraph" style:parent-style-name="Table_20_Contents">
      <style:text-properties style:font-name="Liberation Mono" officeooo:rsid="0048750b" officeooo:paragraph-rsid="0052cb72" fo:background-color="#dddddd"/>
    </style:style>
    <style:style style:name="P179" style:family="paragraph" style:parent-style-name="Table_20_Contents">
      <style:paragraph-properties fo:text-align="center" style:justify-single-word="false"/>
      <style:text-properties style:font-name="Liberation Mono" fo:font-size="10pt" officeooo:rsid="00333494" officeooo:paragraph-rsid="0052cb72" style:font-size-asian="10pt" style:font-size-complex="10pt"/>
    </style:style>
    <style:style style:name="P180" style:family="paragraph" style:parent-style-name="Table_20_Contents">
      <style:paragraph-properties fo:text-align="center" style:justify-single-word="false"/>
      <style:text-properties style:font-name="Liberation Mono" fo:font-size="10pt" officeooo:paragraph-rsid="0052cb72" style:font-size-asian="10pt" style:font-size-complex="10pt"/>
    </style:style>
    <style:style style:name="P181" style:family="paragraph" style:parent-style-name="Table_20_Contents">
      <style:paragraph-properties fo:text-align="center" style:justify-single-word="false"/>
      <style:text-properties style:font-name="Liberation Mono" fo:font-size="10pt" officeooo:rsid="00318779" officeooo:paragraph-rsid="0052cb72" style:font-size-asian="10pt" style:font-size-complex="10pt"/>
    </style:style>
    <style:style style:name="P182" style:family="paragraph" style:parent-style-name="Table_20_Contents">
      <style:text-properties style:font-name="Liberation Mono" fo:font-size="8pt" officeooo:paragraph-rsid="0052cb72" style:font-size-asian="8pt" style:font-size-complex="8pt"/>
    </style:style>
    <style:style style:name="P183" style:family="paragraph" style:parent-style-name="Table_20_Contents">
      <style:text-properties officeooo:rsid="0048750b" officeooo:paragraph-rsid="0052cb72"/>
    </style:style>
    <style:style style:name="P184" style:family="paragraph" style:parent-style-name="Table_20_Contents">
      <style:paragraph-properties fo:text-align="center" style:justify-single-word="false"/>
      <style:text-properties fo:font-size="10pt" officeooo:rsid="00220bf2" officeooo:paragraph-rsid="0052cb72" style:font-size-asian="10pt" style:font-size-complex="10pt"/>
    </style:style>
    <style:style style:name="P185" style:family="paragraph" style:parent-style-name="Table_20_Contents">
      <style:text-properties fo:font-size="10pt" officeooo:rsid="00220bf2" officeooo:paragraph-rsid="0052cb72" style:font-size-asian="10pt" style:font-size-complex="10pt"/>
    </style:style>
    <style:style style:name="P186" style:family="paragraph" style:parent-style-name="Table_20_Contents">
      <style:paragraph-properties fo:text-align="center" style:justify-single-word="false"/>
      <style:text-properties fo:font-size="10pt" officeooo:paragraph-rsid="0052cb72" style:font-size-asian="10pt" style:font-size-complex="10pt"/>
    </style:style>
    <style:style style:name="P187" style:family="paragraph" style:parent-style-name="Table_20_Contents">
      <style:paragraph-properties fo:text-align="center" style:justify-single-word="false"/>
      <style:text-properties fo:font-size="10pt" officeooo:rsid="0019b0da" officeooo:paragraph-rsid="0052cb72" style:font-size-asian="10pt" style:font-size-complex="10pt"/>
    </style:style>
    <style:style style:name="P188" style:family="paragraph" style:parent-style-name="Table_20_Contents">
      <style:paragraph-properties fo:text-align="center" style:justify-single-word="false"/>
      <style:text-properties fo:font-size="10pt" officeooo:rsid="0035f63d" officeooo:paragraph-rsid="0052cb72" style:font-size-asian="10pt" style:font-size-complex="10pt"/>
    </style:style>
    <style:style style:name="P189" style:family="paragraph" style:parent-style-name="Table_20_Contents">
      <style:text-properties fo:font-size="10pt" officeooo:rsid="002ac3a8" officeooo:paragraph-rsid="0052cb72" style:font-size-asian="10pt" style:font-size-complex="10pt"/>
    </style:style>
    <style:style style:name="P190" style:family="paragraph" style:parent-style-name="Table_20_Contents">
      <style:text-properties fo:font-size="10pt" officeooo:rsid="003e82bf" officeooo:paragraph-rsid="0052cb72" style:font-size-asian="10pt" style:font-size-complex="10pt"/>
    </style:style>
    <style:style style:name="P191" style:family="paragraph" style:parent-style-name="Table_20_Contents">
      <style:text-properties fo:font-size="10pt" officeooo:rsid="002d13ac" officeooo:paragraph-rsid="0052cb72" style:font-size-asian="10pt" style:font-size-complex="10pt"/>
    </style:style>
    <style:style style:name="P192" style:family="paragraph" style:parent-style-name="Table_20_Contents">
      <style:text-properties fo:font-size="10pt" officeooo:rsid="00405ec4" officeooo:paragraph-rsid="0052cb72" style:font-size-asian="10pt" style:font-size-complex="10pt"/>
    </style:style>
    <style:style style:name="P193" style:family="paragraph" style:parent-style-name="Table_20_Contents">
      <style:text-properties fo:font-size="10pt" officeooo:rsid="0043e9fb" officeooo:paragraph-rsid="0052cb72" style:font-size-asian="10pt" style:font-size-complex="10pt"/>
    </style:style>
    <style:style style:name="P194" style:family="paragraph" style:parent-style-name="Table_20_Contents">
      <style:text-properties fo:font-size="10pt" officeooo:rsid="00422a5c" officeooo:paragraph-rsid="0052cb72" style:font-size-asian="10pt" style:font-size-complex="10pt"/>
    </style:style>
    <style:style style:name="P195" style:family="paragraph" style:parent-style-name="Table_20_Contents">
      <style:paragraph-properties fo:text-align="center" style:justify-single-word="false"/>
      <style:text-properties fo:font-size="10pt" officeooo:rsid="002d8ce0" officeooo:paragraph-rsid="0052cb72" style:font-size-asian="10pt" style:font-size-complex="10pt"/>
    </style:style>
    <style:style style:name="P196" style:family="paragraph" style:parent-style-name="Table_20_Contents">
      <style:text-properties fo:font-size="10pt" officeooo:rsid="002d8ce0" officeooo:paragraph-rsid="0052cb72" style:font-size-asian="10pt" style:font-size-complex="10pt"/>
    </style:style>
    <style:style style:name="P197" style:family="paragraph" style:parent-style-name="Table_20_Contents">
      <style:text-properties fo:font-size="10pt" officeooo:rsid="002e6ed5" officeooo:paragraph-rsid="0052cb72" style:font-size-asian="10pt" style:font-size-complex="10pt"/>
    </style:style>
    <style:style style:name="P198" style:family="paragraph" style:parent-style-name="Table_20_Contents">
      <style:paragraph-properties fo:text-align="center" style:justify-single-word="false"/>
      <style:text-properties fo:font-size="10pt" officeooo:rsid="00333494" officeooo:paragraph-rsid="0052cb72" style:font-size-asian="10pt" style:font-size-complex="10pt"/>
    </style:style>
    <style:style style:name="P199" style:family="paragraph" style:parent-style-name="Table_20_Contents">
      <style:paragraph-properties fo:text-align="center" style:justify-single-word="false"/>
      <style:text-properties fo:font-size="10pt" officeooo:rsid="00318779" officeooo:paragraph-rsid="0052cb72" style:font-size-asian="10pt" style:font-size-complex="10pt"/>
    </style:style>
    <style:style style:name="P200" style:family="paragraph" style:parent-style-name="Table_20_Contents">
      <style:text-properties fo:font-size="10pt" officeooo:paragraph-rsid="0052cb72" style:font-size-asian="10pt" style:font-size-complex="10pt"/>
    </style:style>
    <style:style style:name="P201" style:family="paragraph" style:parent-style-name="Table_20_Contents">
      <style:paragraph-properties fo:text-align="center" style:justify-single-word="false"/>
      <style:text-properties fo:font-size="8pt" officeooo:rsid="00220bf2" officeooo:paragraph-rsid="0052cb72" style:font-size-asian="8pt" style:font-size-complex="8pt"/>
    </style:style>
    <style:style style:name="P202" style:family="paragraph" style:parent-style-name="Table_20_Contents">
      <style:text-properties fo:font-size="8pt" officeooo:rsid="00405ec4" officeooo:paragraph-rsid="0052cb72" style:font-size-asian="8pt" style:font-size-complex="8pt"/>
    </style:style>
    <style:style style:name="P203" style:family="paragraph" style:parent-style-name="Table_20_Contents">
      <style:text-properties officeooo:rsid="0019b0da" officeooo:paragraph-rsid="0052cb72"/>
    </style:style>
    <style:style style:name="P204" style:family="paragraph" style:parent-style-name="Table_20_Contents">
      <style:text-properties officeooo:rsid="0035f63d" officeooo:paragraph-rsid="0052cb72"/>
    </style:style>
    <style:style style:name="P205" style:family="paragraph" style:parent-style-name="Table_20_Contents">
      <style:paragraph-properties fo:text-align="center" style:justify-single-word="false"/>
      <style:text-properties officeooo:rsid="002ac3a8" officeooo:paragraph-rsid="0052cb72"/>
    </style:style>
    <style:style style:name="P206" style:family="paragraph" style:parent-style-name="Table_20_Contents">
      <style:paragraph-properties fo:text-align="center" style:justify-single-word="false"/>
      <style:text-properties fo:font-weight="bold" officeooo:rsid="002d13ac" officeooo:paragraph-rsid="0052cb72" style:font-weight-asian="bold" style:font-weight-complex="bold"/>
    </style:style>
    <style:style style:name="P207" style:family="paragraph" style:parent-style-name="Table_20_Contents">
      <style:text-properties officeooo:rsid="003e82bf" officeooo:paragraph-rsid="0052cb72"/>
    </style:style>
    <style:style style:name="P208" style:family="paragraph" style:parent-style-name="Table_20_Contents">
      <style:text-properties officeooo:rsid="002d13ac" officeooo:paragraph-rsid="0052cb72"/>
    </style:style>
    <style:style style:name="P209" style:family="paragraph" style:parent-style-name="Table_20_Contents">
      <style:text-properties officeooo:rsid="00405ec4" officeooo:paragraph-rsid="0052cb72"/>
    </style:style>
    <style:style style:name="P210" style:family="paragraph" style:parent-style-name="Table_20_Contents">
      <style:text-properties officeooo:rsid="00434ba2" officeooo:paragraph-rsid="0052cb72"/>
    </style:style>
    <style:style style:name="P211" style:family="paragraph" style:parent-style-name="Table_20_Contents">
      <style:text-properties officeooo:rsid="0043e9fb" officeooo:paragraph-rsid="0052cb72"/>
    </style:style>
    <style:style style:name="P212" style:family="paragraph" style:parent-style-name="Table_20_Contents">
      <style:text-properties officeooo:rsid="00422a5c" officeooo:paragraph-rsid="0052cb72"/>
    </style:style>
    <style:style style:name="P213" style:family="paragraph" style:parent-style-name="Table_20_Contents">
      <style:text-properties officeooo:rsid="00466607" officeooo:paragraph-rsid="0052cb72"/>
    </style:style>
    <style:style style:name="P214" style:family="paragraph" style:parent-style-name="Table_20_Contents">
      <style:paragraph-properties fo:text-align="center" style:justify-single-word="false"/>
      <style:text-properties officeooo:rsid="004c5913" officeooo:paragraph-rsid="0052cb72"/>
    </style:style>
    <style:style style:name="P215" style:family="paragraph" style:parent-style-name="Table_20_Contents">
      <style:text-properties officeooo:rsid="004c5913" officeooo:paragraph-rsid="0052cb72"/>
    </style:style>
    <style:style style:name="P216" style:family="paragraph" style:parent-style-name="Table_20_Contents">
      <style:text-properties officeooo:rsid="004db694" officeooo:paragraph-rsid="0052cb72"/>
    </style:style>
    <style:style style:name="P217" style:family="paragraph" style:parent-style-name="Table_20_Contents">
      <style:text-properties officeooo:paragraph-rsid="0052cb72"/>
    </style:style>
    <style:style style:name="T1" style:family="text">
      <style:text-properties officeooo:rsid="004d1fb6"/>
    </style:style>
    <style:style style:name="T2" style:family="text">
      <style:text-properties style:use-window-font-color="true" fo:background-color="transparent" loext:char-shading-value="0"/>
    </style:style>
    <style:style style:name="T3" style:family="text">
      <style:text-properties style:use-window-font-color="true" officeooo:rsid="004d1fb6" fo:background-color="transparent" loext:char-shading-value="0"/>
    </style:style>
    <style:style style:name="T4" style:family="text">
      <style:text-properties style:use-window-font-color="true" officeooo:rsid="00686ed5" fo:background-color="transparent" loext:char-shading-value="0"/>
    </style:style>
    <style:style style:name="T5" style:family="text">
      <style:text-properties style:use-window-font-color="true" officeooo:rsid="002dae8c" fo:background-color="transparent" loext:char-shading-value="0"/>
    </style:style>
    <style:style style:name="T6" style:family="text">
      <style:text-properties style:use-window-font-color="true" officeooo:rsid="0012a1e5" fo:background-color="transparent" loext:char-shading-value="0"/>
    </style:style>
    <style:style style:name="T7" style:family="text">
      <style:text-properties style:use-window-font-color="true" officeooo:rsid="00318779"/>
    </style:style>
    <style:style style:name="T8" style:family="text">
      <style:text-properties style:use-window-font-color="true" officeooo:rsid="0033f983"/>
    </style:style>
    <style:style style:name="T9" style:family="text">
      <style:text-properties style:use-window-font-color="true" officeooo:rsid="00528cdf"/>
    </style:style>
    <style:style style:name="T10" style:family="text">
      <style:text-properties style:use-window-font-color="true" officeooo:rsid="000978cc"/>
    </style:style>
    <style:style style:name="T11" style:family="text">
      <style:text-properties style:use-window-font-color="true" officeooo:rsid="0038b008"/>
    </style:style>
    <style:style style:name="T12" style:family="text">
      <style:text-properties style:use-window-font-color="true" officeooo:rsid="0038e33c"/>
    </style:style>
    <style:style style:name="T13" style:family="text">
      <style:text-properties style:use-window-font-color="true" officeooo:rsid="003a0e27"/>
    </style:style>
    <style:style style:name="T14" style:family="text">
      <style:text-properties style:use-window-font-color="true" officeooo:rsid="00686ed5" fo:background-color="#ffff00" loext:char-shading-value="0"/>
    </style:style>
    <style:style style:name="T15" style:family="text">
      <style:text-properties style:use-window-font-color="true" officeooo:rsid="00686ed5" fo:background-color="#ffff00" loext:char-shading-value="0"/>
    </style:style>
    <style:style style:name="T16" style:family="text">
      <style:text-properties officeooo:rsid="002dae8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30c69" style:font-weight-asian="normal" style:font-weight-complex="normal"/>
    </style:style>
    <style:style style:name="T19" style:family="text">
      <style:text-properties fo:font-weight="normal" officeooo:rsid="002dae8c" style:font-weight-asian="normal" style:font-weight-complex="normal"/>
    </style:style>
    <style:style style:name="T20" style:family="text">
      <style:text-properties fo:color="#000000" style:font-name="Liberation Serif" fo:font-size="12pt" fo:font-style="normal" fo:font-weight="normal" officeooo:rsid="00330c69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T21" style:family="text">
      <style:text-properties fo:color="#000000" style:font-name="Liberation Serif" fo:font-size="12pt" fo:font-style="normal" fo:font-weight="normal" officeooo:rsid="002f7bd5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T22" style:family="text">
      <style:text-properties fo:color="#000000" style:font-name="Liberation Serif" fo:font-size="12pt" fo:font-style="normal" fo:font-weight="normal" officeooo:rsid="0012a1e5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T23" style:family="text">
      <style:text-properties fo:color="#000000" style:font-name="Liberation Serif" fo:font-size="12pt" fo:font-style="normal" fo:font-weight="bold" officeooo:rsid="000b56c4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T24" style:family="text">
      <style:text-properties fo:color="#000000" style:font-name="Liberation Serif" fo:font-size="12pt" fo:font-style="normal" fo:font-weight="bold" officeooo:rsid="00115da9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T25" style:family="text">
      <style:text-properties fo:color="#000000" style:font-name="Liberation Serif" fo:font-size="12pt" fo:font-style="normal" fo:font-weight="bold" officeooo:rsid="00668588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T26" style:family="text">
      <style:text-properties fo:color="#000000" style:font-name="Liberation Serif" fo:font-size="12pt" fo:font-style="normal" fo:font-weight="bold" officeooo:rsid="005572ce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T27" style:family="text">
      <style:text-properties fo:color="#000000" style:font-name="Liberation Serif" fo:font-size="12pt" fo:font-style="normal" fo:font-weight="bold" officeooo:rsid="0012a1e5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T28" style:family="text">
      <style:text-properties officeooo:rsid="001c1936"/>
    </style:style>
    <style:style style:name="T29" style:family="text">
      <style:text-properties officeooo:rsid="00218661"/>
    </style:style>
    <style:style style:name="T30" style:family="text">
      <style:text-properties officeooo:rsid="0021c299"/>
    </style:style>
    <style:style style:name="T31" style:family="text">
      <style:text-properties officeooo:rsid="0021d8d1"/>
    </style:style>
    <style:style style:name="T32" style:family="text">
      <style:text-properties officeooo:rsid="00220bf2"/>
    </style:style>
    <style:style style:name="T33" style:family="text">
      <style:text-properties officeooo:rsid="00249533"/>
    </style:style>
    <style:style style:name="T34" style:family="text">
      <style:text-properties officeooo:rsid="0025c6dc"/>
    </style:style>
    <style:style style:name="T35" style:family="text">
      <style:text-properties officeooo:rsid="00267ea2"/>
    </style:style>
    <style:style style:name="T36" style:family="text">
      <style:text-properties officeooo:rsid="0027ed83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2d8ce0" style:font-style-asian="italic" style:font-style-complex="italic"/>
    </style:style>
    <style:style style:name="T39" style:family="text">
      <style:text-properties fo:font-style="italic" officeooo:rsid="0025c6dc" style:font-style-asian="italic" style:font-style-complex="italic"/>
    </style:style>
    <style:style style:name="T40" style:family="text">
      <style:text-properties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officeooo:rsid="002974d9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30cbde" style:font-weight-asian="bold" style:font-weight-complex="bold"/>
    </style:style>
    <style:style style:name="T44" style:family="text">
      <style:text-properties fo:font-weight="bold" officeooo:rsid="003a131b" style:font-weight-asian="bold" style:font-weight-complex="bold"/>
    </style:style>
    <style:style style:name="T45" style:family="text">
      <style:text-properties fo:font-weight="bold" officeooo:rsid="005a1bed" style:font-weight-asian="bold" style:font-weight-complex="bold"/>
    </style:style>
    <style:style style:name="T46" style:family="text">
      <style:text-properties fo:font-weight="bold" officeooo:rsid="004e693d" style:font-weight-asian="bold" style:font-weight-complex="bold"/>
    </style:style>
    <style:style style:name="T47" style:family="text">
      <style:text-properties fo:font-weight="bold" fo:background-color="#dddddd" loext:char-shading-value="0" style:font-weight-asian="bold" style:font-weight-complex="bold"/>
    </style:style>
    <style:style style:name="T48" style:family="text">
      <style:text-properties officeooo:rsid="002d13ac"/>
    </style:style>
    <style:style style:name="T49" style:family="text">
      <style:text-properties officeooo:rsid="002d8ce0"/>
    </style:style>
    <style:style style:name="T50" style:family="text">
      <style:text-properties officeooo:rsid="0030cbde"/>
    </style:style>
    <style:style style:name="T51" style:family="text">
      <style:text-properties officeooo:rsid="0035f63d"/>
    </style:style>
    <style:style style:name="T52" style:family="text">
      <style:text-properties officeooo:rsid="00374213"/>
    </style:style>
    <style:style style:name="T53" style:family="text">
      <style:text-properties officeooo:rsid="003a131b"/>
    </style:style>
    <style:style style:name="T54" style:family="text">
      <style:text-properties officeooo:rsid="003b4a22"/>
    </style:style>
    <style:style style:name="T55" style:family="text">
      <style:text-properties officeooo:rsid="003c796c"/>
    </style:style>
    <style:style style:name="T56" style:family="text">
      <style:text-properties officeooo:rsid="003e82bf"/>
    </style:style>
    <style:style style:name="T57" style:family="text">
      <style:text-properties officeooo:rsid="00405ec4"/>
    </style:style>
    <style:style style:name="T58" style:family="text">
      <style:text-properties officeooo:rsid="00422a5c"/>
    </style:style>
    <style:style style:name="T59" style:family="text">
      <style:text-properties officeooo:rsid="00467412"/>
    </style:style>
    <style:style style:name="T60" style:family="text">
      <style:text-properties officeooo:rsid="00486420"/>
    </style:style>
    <style:style style:name="T61" style:family="text">
      <style:text-properties officeooo:rsid="0048750b"/>
    </style:style>
    <style:style style:name="T62" style:family="text">
      <style:text-properties officeooo:rsid="004db694"/>
    </style:style>
    <style:style style:name="T63" style:family="text">
      <style:text-properties officeooo:rsid="004e1ede"/>
    </style:style>
    <style:style style:name="T64" style:family="text">
      <style:text-properties officeooo:rsid="004e693d"/>
    </style:style>
    <style:style style:name="T65" style:family="text">
      <style:text-properties officeooo:rsid="00528cdf"/>
    </style:style>
    <style:style style:name="T66" style:family="text">
      <style:text-properties officeooo:rsid="000978cc"/>
    </style:style>
    <style:style style:name="T67" style:family="text">
      <style:text-properties officeooo:rsid="001e8ebd"/>
    </style:style>
    <style:style style:name="T68" style:family="text">
      <style:text-properties officeooo:rsid="005a1bed"/>
    </style:style>
    <style:style style:name="T69" style:family="text">
      <style:text-properties officeooo:rsid="00558d85"/>
    </style:style>
    <style:style style:name="T70" style:family="text">
      <style:text-properties officeooo:rsid="00578847"/>
    </style:style>
    <style:style style:name="T71" style:family="text">
      <style:text-properties officeooo:rsid="005bb7fb"/>
    </style:style>
    <style:style style:name="T72" style:family="text">
      <style:text-properties style:font-name="Liberation Mono" fo:background-color="#dddddd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7"/>
      <text:p text:style-name="P8"/>
      <table:table table:name="Table5" table:style-name="Table5">
        <table:table-column table:style-name="Table5.A"/>
        <table:table-row table:style-name="TableLine94726037447616">
          <table:table-cell table:style-name="Table5.A1" office:value-type="string">
            <text:p text:style-name="P11"><text:span text:style-name="T16">R</text:span>evisão de conteúdos</text:p>
          </table:table-cell>
        </table:table-row>
        <table:table-row table:style-name="TableLine94725290932240">
          <table:table-cell table:style-name="Table5.A2" office:value-type="string">
            <text:p text:style-name="P10"><text:span text:style-name="T17">Curso:</text:span> Graduação em Tecnologias da Informação e Comunicação</text:p>
          </table:table-cell>
        </table:table-row>
        <table:table-row table:style-name="TableLine94725405932880">
          <table:table-cell table:style-name="Table5.A2" office:value-type="string">
            <text:p text:style-name="P9"><text:span text:style-name="T18">Disciplina</text:span><text:span text:style-name="T19">: </text:span><text:span text:style-name="T16">DEC712</text:span><text:span text:style-name="T29">6</text:span><text:span text:style-name="T16"> - Redes de Computadores I <text:s text:c="10"/></text:span><text:span text:style-name="T19">Prof.: </text:span><text:span text:style-name="T16">Gerson L Camillo</text:span></text:p>
          </table:table-cell>
        </table:table-row>
        <table:table-row table:style-name="TableLine94725369440496">
          <table:table-cell table:style-name="Table5.A2" office:value-type="string">
            <text:p text:style-name="P12"><text:span text:style-name="T20">Assunto: </text:span><text:span text:style-name="T27">REDES: introdução, camadas, protocolos e </text:span><text:span text:style-name="T23">redes sem fio</text:span></text:p>
          </table:table-cell>
        </table:table-row>
        <table:table-row table:style-name="TableLine94725375271920">
          <table:table-cell table:style-name="Table5.A2" office:value-type="string">
            <text:p text:style-name="P12"><text:span text:style-name="T21">Data para </text:span><text:span text:style-name="T22">entrega</text:span><text:span text:style-name="T24">: </text:span><text:span text:style-name="T27">18</text:span><text:span text:style-name="T26">/0</text:span><text:span text:style-name="T23">6</text:span><text:span text:style-name="T26">/20</text:span><text:span text:style-name="T25">22</text:span></text:p>
          </table:table-cell>
        </table:table-row>
      </table:table>
      <text:p text:style-name="P6"/>
      <text:p text:style-name="P16"/>
      <table:table table:name="Table2" table:style-name="Table2">
        <table:table-column table:style-name="Table2.A"/>
        <table:table-row table:style-name="TableLine94725749072320">
          <table:table-cell table:style-name="Table2.A1" office:value-type="string">
            <text:p text:style-name="P15">Referências de Materiais</text:p>
          </table:table-cell>
        </table:table-row>
        <table:table-row table:style-name="TableLine94725992832416">
          <table:table-cell table:style-name="Table2.A2" office:value-type="string">
            <text:p text:style-name="P82">Redes: introdução; aspectos gerais; protocolos e camadas em redes</text:p>
            <text:p text:style-name="P82"><text:a xlink:type="simple" xlink:href="https://github.com/glcamillo/aulas-ufsc-materiais/blob/gh-pages/aula-redes-01-introducao-parte_1.pdf" text:style-name="Internet_20_link" text:visited-style-name="Visited_20_Internet_20_Link">https://github.com/glcamillo/aulas-ufsc-materiais/blob/gh-pages/aula-redes-01-introducao-parte_1.pdf</text:a></text:p>
            <text:p text:style-name="P82"><text:a xlink:type="simple" xlink:href="https://github.com/glcamillo/aulas-ufsc-materiais/blob/gh-pages/aula-redes-01-introducao-parte_2.pdf" text:style-name="Internet_20_link" text:visited-style-name="Visited_20_Internet_20_Link">https://github.com/glcamillo/aulas-ufsc-materiais/blob/gh-pages/aula-redes-01-introducao-parte_2.pdf</text:a></text:p>
            <text:p text:style-name="P82"><text:a xlink:type="simple" xlink:href="https://github.com/glcamillo/aulas-ufsc-materiais/blob/gh-pages/REDES-Material-Complementar-CAMADAS-e-PROTOCOLOS.pdf" text:style-name="Internet_20_link" text:visited-style-name="Visited_20_Internet_20_Link">https://github.com/glcamillo/aulas-ufsc-materiais/blob/gh-pages/REDES-Material-Complementar-CAMADAS-e-PROTOCOLOS.pdf</text:a></text:p>
            <text:p text:style-name="P82"><text:a xlink:type="simple" xlink:href="https://github.com/glcamillo/aulas-ufsc-materiais/blob/gh-pages/REDES-internet-principios.pdf" text:style-name="Internet_20_link" text:visited-style-name="Visited_20_Internet_20_Link">https://github.com/glcamillo/aulas-ufsc-materiais/blob/gh-pages/REDES-internet-principios.pdf</text:a></text:p>
            <text:p text:style-name="P82"/>
          </table:table-cell>
        </table:table-row>
      </table:table>
      <text:p text:style-name="P16"/>
      <text:p text:style-name="P13"/>
      <text:p text:style-name="P14"/>
      <text:p text:style-name="P128"/>
      <text:p text:style-name="P152"/>
      <text:p text:style-name="P153">1 – A Internet é baseada em <text:span text:style-name="T42">comutação de circuitos</text:span> ou <text:span text:style-name="T42">comutação de pacotes</text:span>? <text:span text:style-name="T50">Qual a diferença básica entre os dois. </text:span>Quais <text:span text:style-name="T50">são </text:span>os dois principais equipamentos em redes de computadores <text:span text:style-name="T50">e qual é que permite que a Internet seja conhecida como rede das redes.</text:span></text:p>
      <text:p text:style-name="P153"/>
      <text:p text:style-name="P154"><text:span text:style-name="T65">2</text:span><text:span text:style-name="T66"> – </text:span>Qual o significado dos termos <text:span text:style-name="T42">serviços</text:span>, <text:span text:style-name="T42">interfaces</text:span> e <text:span text:style-name="T42">protocolos</text:span> em camadas de rede?</text:p>
      <text:p text:style-name="P154"/>
      <text:p text:style-name="P155"><text:span text:style-name="T65">3</text:span> – O que significa dizer que uma rede implementa o TCP/IP?</text:p>
      <text:p text:style-name="P155"/>
      <text:p text:style-name="P153"><text:span text:style-name="T65">4</text:span> – Qual a diferença entre <text:span text:style-name="T64">as funções de </text:span><text:span text:style-name="T42">roteamento</text:span> e <text:span text:style-name="T42">encaminhamento</text:span> em redes <text:span text:style-name="T64">TCP/IP. Considerando todos os elementos constituintes de uma rede TCP/IP, onde e quais funções são implementadas em que entidades?</text:span></text:p>
      <text:p text:style-name="P153"/>
      <text:p text:style-name="P153">5 – Quais são as camadas da pilha de protocolos TCP/IP <text:span text:style-name="T64">e as do modelo de referência da OSI</text:span>. <text:span text:style-name="T64">Principais funções das camadas da pilha TCP/IP.</text:span> Especifique ao menos um protocolo em cada camada <text:span text:style-name="T64">da pilha TCP/IP.</text:span></text:p>
      <text:p text:style-name="P153"/>
      <text:p text:style-name="P156"><text:span text:style-name="T65">6</text:span><text:span text:style-name="T66"> – </text:span>Em uma rede TCP/IP e considerando um host em uma rede local sobre o protocolo Ethernet, quais entidades estão envolvidas diretamente na comunicação em relação aos protocolos:</text:p>
      <text:p text:style-name="P156">Ethernet:</text:p>
      <text:p text:style-name="P156">IPv4:</text:p>
      <text:p text:style-name="P156">TCP:</text:p>
      <text:p text:style-name="P153"><text:soft-page-break/></text:p>
      <text:p text:style-name="P153"><text:span text:style-name="T65">7</text:span> – O TCP provê que tipos de serviços?</text:p>
      <text:p text:style-name="P153"/>
      <text:p text:style-name="P166"><text:span text:style-name="T65">8</text:span><text:span text:style-name="T66"> – </text:span>O que é a interface de sockets em programação de rede? </text:p>
      <text:p text:style-name="P153"/>
      <text:p text:style-name="P153"><text:span text:style-name="T65">9</text:span> – Os formatos dos segmentos TCP e UDP possuem alguns campos com mesmas funções: quais são?</text:p>
      <text:p text:style-name="P153"/>
      <text:p text:style-name="P153"><text:span text:style-name="T65">10</text:span> – O processo de criar uma conexão envolve uma troca de segmentos entre cliente e servidor: quais são e quais bits de flags são setadas em cada segmento.</text:p>
      <text:p text:style-name="P153"/>
      <text:p text:style-name="P153"><text:span text:style-name="T65">11</text:span> – Como o TCP sabe que uma rede está congestionada.</text:p>
      <text:p text:style-name="P153"/>
      <text:p text:style-name="P153">10 – Quais são os mecanismos para o TCP criar um canal de envio confiável de dados </text:p>
      <text:p text:style-name="P153"/>
      <text:p text:style-name="P153">11 – Quais as funções para o controle de fluxo e controle de congestionamento</text:p>
      <text:p text:style-name="P153"/>
      <text:p text:style-name="P153">12 – O que é RTT:</text:p>
      <text:p text:style-name="P153"/>
      <text:p text:style-name="P167"><text:span text:style-name="T66">1</text:span><text:span text:style-name="T65">3</text:span><text:span text:style-name="T66"> – </text:span>Como o algoritmo de TCP calcula o RTT?</text:p>
      <text:p text:style-name="P158"/>
      <text:p text:style-name="P153"/>
      <text:p text:style-name="P153">1<text:span text:style-name="T65">4</text:span> – <text:span text:style-name="T60">Informe o objetivo das seguintes </text:span><text:span text:style-name="T61">sequências de</text:span><text:span text:style-name="T60"> chamadas de função e </text:span><text:span text:style-name="T61">comente sobre a finalidade dos respectivos parâmetros:</text:span></text:p>
      <text:p text:style-name="P153"/>
      <table:table table:name="Table1" table:style-name="Table1">
        <table:table-column table:style-name="Table1.A"/>
        <table:table-row table:style-name="TableLine94725314956112">
          <table:table-cell table:style-name="Table1.A1" office:value-type="string">
            <text:p text:style-name="P178">sock = socket (AF_INET, SOCK_DGRAM)</text:p>
          </table:table-cell>
        </table:table-row>
        <table:table-row table:style-name="TableLine94725427138688">
          <table:table-cell table:style-name="Table1.A2" office:value-type="string">
            <text:p text:style-name="P217"/>
          </table:table-cell>
        </table:table-row>
      </table:table>
      <text:p text:style-name="P168"/>
      <text:p text:style-name="P153"/>
      <table:table table:name="Table3" table:style-name="Table3">
        <table:table-column table:style-name="Table3.A"/>
        <table:table-row table:style-name="TableLine94725825271152">
          <table:table-cell table:style-name="Table3.A1" office:value-type="string">
            <text:p text:style-name="P183"><text:span text:style-name="T72">sock.bind ( (‘’, 80))</text:span></text:p>
          </table:table-cell>
        </table:table-row>
        <table:table-row table:style-name="TableLine94726029051504">
          <table:table-cell table:style-name="Table3.A2" office:value-type="string">
            <text:p text:style-name="P217"/>
            <text:p text:style-name="P217"/>
            <text:p text:style-name="P217"/>
          </table:table-cell>
        </table:table-row>
      </table:table>
      <text:p text:style-name="P168"/>
      <text:p text:style-name="P168"/>
      <text:p text:style-name="P177"><text:span text:style-name="T68">sock</text:span><text:span text:style-name="T51"> = socket (AF_INET, SOCK_DGRAM)</text:span></text:p>
      <text:p text:style-name="P168">s<text:span text:style-name="T68">ock</text:span>.bind ( (‘’, <text:span text:style-name="T45">80</text:span>)) </text:p>
      <text:p text:style-name="P169"><text:span text:style-name="T66">1</text:span><text:span text:style-name="T65">5</text:span><text:span text:style-name="T66"> – </text:span><text:span text:style-name="T69">Em termos de redes, qual o significado de enpacotamento. </text:span><text:span text:style-name="T70">Explique o processo de enpacotamento da camada de transporte sobre a camada de rede.</text:span></text:p>
      <text:p text:style-name="P153"/>
      <text:p text:style-name="P153">1<text:span text:style-name="T65">6</text:span> – O que é multiplexação e demultiplexação a nível de transporte TCP/IP.</text:p>
      <text:p text:style-name="P153"/>
      <text:p text:style-name="P170"><text:span text:style-name="T66">1</text:span><text:span text:style-name="T65">7</text:span><text:span text:style-name="T66"> – </text:span>Quais são as unidades de dados das camadas de enlace, de rede e de transporte no contexto do TCP/IP.</text:p>
      <text:p text:style-name="P153"/>
      <text:p text:style-name="P171"><text:span text:style-name="T66">1</text:span><text:span text:style-name="T65">8</text:span><text:span text:style-name="T66"> – </text:span>Cite alguns problemas que afetam transferências de dados em rede usando a Internet:</text:p>
      <text:p text:style-name="P159"/>
      <text:p text:style-name="P153"/>
      <text:p text:style-name="P171"><text:soft-page-break/><text:span text:style-name="T66">1</text:span><text:span text:style-name="T65">9</text:span><text:span text:style-name="T66"> – </text:span>O protocolo UDP possui a mesma característica do IP quanto ao melhor esforço de entrega (<text:span text:style-name="T37">best-effort</text:span>), sem garantias. Então, explique qual a necessidade de se usar este protocolo?</text:p>
      <text:p text:style-name="P171"/>
      <text:p text:style-name="P177"><text:span text:style-name="T65">20</text:span><text:span text:style-name="T66"> – </text:span><text:span text:style-name="T67">Qual a função da IETF na Internet.</text:span></text:p>
      <text:p text:style-name="P172"/>
      <text:p text:style-name="P173"><text:span text:style-name="T65">21</text:span><text:span text:style-name="T66"> – </text:span>Os cabeçalhos d<text:span text:style-name="T30">os protocolos de transporte TCP e UDP contém informação de checksum para detecção de erros. Questões:</text:span></text:p>
      <text:p text:style-name="P174">a) <text:span text:style-name="T31">Ele é calculado sobre o cabeçalho ou sobre cabeçalho+dados?</text:span></text:p>
      <text:p text:style-name="P174">b) O que cada protocolo faz quando um destinatário recebe um segmento com bits invertidos?</text:p>
      <text:p text:style-name="P174"/>
      <text:p text:style-name="P174"><text:span text:style-name="T65">22</text:span><text:span text:style-name="T66"> – </text:span>As operadoras de internet en<text:span text:style-name="T32">tregam dispositivos para conexão à internet nas residências. Normalmente, eles integram quais equipamentos de rede e explique brevemente suas funções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726011612160">
          <table:table-cell table:style-name="Table4.A1" office:value-type="string">
            <text:p text:style-name="P184">Dispositivo de rede</text:p>
          </table:table-cell>
          <table:table-cell table:style-name="Table4.A1" office:value-type="string">
            <text:p text:style-name="P201">Sim/Não</text:p>
          </table:table-cell>
          <table:table-cell table:style-name="Table4.C1" office:value-type="string">
            <text:p text:style-name="P184">Funcionalidade</text:p>
          </table:table-cell>
        </table:table-row>
        <table:table-row table:style-name="TableLine94725624117184">
          <table:table-cell table:style-name="Table4.A2" office:value-type="string">
            <text:p text:style-name="P185">Ponto de Acesso sem fio (AP)</text:p>
          </table:table-cell>
          <table:table-cell table:style-name="Table4.A2" office:value-type="string">
            <text:p text:style-name="P200"/>
          </table:table-cell>
          <table:table-cell table:style-name="Table4.C2" office:value-type="string">
            <text:p text:style-name="P200"/>
          </table:table-cell>
        </table:table-row>
        <table:table-row table:style-name="TableLine94725835132096">
          <table:table-cell table:style-name="Table4.A2" office:value-type="string">
            <text:p text:style-name="P185">Switch</text:p>
          </table:table-cell>
          <table:table-cell table:style-name="Table4.A2" office:value-type="string">
            <text:p text:style-name="P200"/>
          </table:table-cell>
          <table:table-cell table:style-name="Table4.C2" office:value-type="string">
            <text:p text:style-name="P200"/>
            <text:p text:style-name="P200"/>
          </table:table-cell>
        </table:table-row>
        <table:table-row table:style-name="TableLine94725312549216">
          <table:table-cell table:style-name="Table4.A2" office:value-type="string">
            <text:p text:style-name="P185">Roteador</text:p>
          </table:table-cell>
          <table:table-cell table:style-name="Table4.A2" office:value-type="string">
            <text:p text:style-name="P200"/>
          </table:table-cell>
          <table:table-cell table:style-name="Table4.C2" office:value-type="string">
            <text:p text:style-name="P200"/>
            <text:p text:style-name="P200"/>
          </table:table-cell>
        </table:table-row>
      </table:table>
      <text:p text:style-name="P174"/>
      <text:p text:style-name="P175"/>
      <text:p text:style-name="P175"><text:span text:style-name="T65">23</text:span><text:span text:style-name="T66"> – </text:span>Cite pelo menos dois motivos para o programador na camada da aplicação escolher o protocolo</text:p>
      <text:p text:style-name="P175">UDP em vez do TCP.</text:p>
      <text:p text:style-name="P175"/>
      <text:p text:style-name="P176"><text:span text:style-name="T65">24</text:span><text:span text:style-name="T66"> – </text:span>Informe se os protocolos possuem (SIM) ou NÃO as características elencadas:</text:p>
      <text:p text:style-name="P176"/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row table:style-name="TableLine94725826268688">
          <table:table-cell table:style-name="Table6.A1" office:value-type="string">
            <text:p text:style-name="P186"/>
          </table:table-cell>
          <table:table-cell table:style-name="Table6.A1" office:value-type="string">
            <text:p text:style-name="P187">Detecção de Erro</text:p>
          </table:table-cell>
          <table:table-cell table:style-name="Table6.A1" office:value-type="string">
            <text:p text:style-name="P187">Correção de Erro</text:p>
          </table:table-cell>
          <table:table-cell table:style-name="Table6.A1" office:value-type="string">
            <text:p text:style-name="P187">Transporte confiável</text:p>
          </table:table-cell>
          <table:table-cell table:style-name="Table6.E1" office:value-type="string">
            <text:p text:style-name="P188">Envio usando a técnica de melhor esforço</text:p>
          </table:table-cell>
        </table:table-row>
        <table:table-row table:style-name="TableLine94725428269472">
          <table:table-cell table:style-name="Table6.A2" office:value-type="string">
            <text:p text:style-name="P203">TCP</text:p>
          </table:table-cell>
          <table:table-cell table:style-name="Table6.A2" office:value-type="string">
            <text:p text:style-name="P217"/>
          </table:table-cell>
          <table:table-cell table:style-name="Table6.A2" office:value-type="string">
            <text:p text:style-name="P217"/>
          </table:table-cell>
          <table:table-cell table:style-name="Table6.A2" office:value-type="string">
            <text:p text:style-name="P217"/>
          </table:table-cell>
          <table:table-cell table:style-name="Table6.E2" office:value-type="string">
            <text:p text:style-name="P217"/>
          </table:table-cell>
        </table:table-row>
        <table:table-row table:style-name="TableLine94725355147264">
          <table:table-cell table:style-name="Table6.A2" office:value-type="string">
            <text:p text:style-name="P204">UDP</text:p>
          </table:table-cell>
          <table:table-cell table:style-name="Table6.A2" office:value-type="string">
            <text:p text:style-name="P217"/>
          </table:table-cell>
          <table:table-cell table:style-name="Table6.A2" office:value-type="string">
            <text:p text:style-name="P217"/>
          </table:table-cell>
          <table:table-cell table:style-name="Table6.A2" office:value-type="string">
            <text:p text:style-name="P217"/>
          </table:table-cell>
          <table:table-cell table:style-name="Table6.E2" office:value-type="string">
            <text:p text:style-name="P217"/>
          </table:table-cell>
        </table:table-row>
        <table:table-row table:style-name="TableLine94725512975104">
          <table:table-cell table:style-name="Table6.A2" office:value-type="string">
            <text:p text:style-name="P204">IPv4</text:p>
          </table:table-cell>
          <table:table-cell table:style-name="Table6.A2" office:value-type="string">
            <text:p text:style-name="P217"/>
          </table:table-cell>
          <table:table-cell table:style-name="Table6.A2" office:value-type="string">
            <text:p text:style-name="P217"/>
          </table:table-cell>
          <table:table-cell table:style-name="Table6.A2" office:value-type="string">
            <text:p text:style-name="P217"/>
          </table:table-cell>
          <table:table-cell table:style-name="Table6.E2" office:value-type="string">
            <text:p text:style-name="P217"/>
          </table:table-cell>
        </table:table-row>
      </table:table>
      <text:p text:style-name="P176"/>
      <text:p text:style-name="P176"/>
      <text:p text:style-name="P176"><text:span text:style-name="T65">25</text:span><text:span text:style-name="T66"> – </text:span>É possível conseguir uma transmissão confiável através do uso do protocolo UDP. Caso positivo diga como <text:span text:style-name="T59">e dê um exemplo.</text:span> Caso negativo, diga o porquê.</text:p>
      <text:p text:style-name="P176"/>
      <text:p text:style-name="P176"><text:span text:style-name="T65">26</text:span><text:span text:style-name="T66"> – </text:span>O <text:s/><text:span text:style-name="T36">protocolo </text:span>TCP oferece garantias de <text:span text:style-name="T41">largura de </text:span>banda e de <text:span text:style-name="T70">atrasos determinísticos (aplicações com dependências de tempo real)</text:span>?</text:p>
      <text:p text:style-name="P176"/>
      <text:p text:style-name="P176"><text:span text:style-name="T65">27</text:span><text:span text:style-name="T66"> – </text:span>Suponha que um processo no Computador C <text:span text:style-name="T33">tenha criado uma aplicação que abriu </text:span>um socket UDP com número de porta <text:span text:style-name="T33">12000. O </text:span>computador A e o computador B, individualmente, envi<text:span text:style-name="T33">aram </text:span>um segmento UDP ao computador C com número de porta de destino <text:span text:style-name="T33">12000</text:span>. Esses dois segmentos serão encaminhados para o mesmo socket no computador C? Se sim, como o processo no computador C saberá que esses dois segmentos vieram de computadores diferentes?</text:p>
      <text:p text:style-name="P161"/>
      <text:p text:style-name="P131"/>
      <text:p text:style-name="P132"><text:soft-page-break/><text:span text:style-name="T65">28</text:span><text:span text:style-name="T66"> – </text:span>O que <text:span text:style-name="T50">ocorre num servidor Web (</text:span>TCP porta 80), <text:span text:style-name="T50">a </text:span><text:span text:style-name="T43">nível de interface socket</text:span><text:span text:style-name="T50"> e de </text:span><text:span text:style-name="T43">processo</text:span><text:span text:style-name="T50"> (ou thread),</text:span> para que possa atender diversos clientes ao mesmo tempo. Lembrar que todos os clientes farão conexão ao socket de destino <text:span text:style-name="T34">na porta 80/TCP.</text:span></text:p>
      <text:p text:style-name="P132"/>
      <text:p text:style-name="P132"><text:span text:style-name="T65">29</text:span><text:span text:style-name="T66"> – </text:span>No protocolo <text:span text:style-name="T34">teórico RDT (</text:span><text:span text:style-name="T39">Reliable Data Transfer</text:span><text:span text:style-name="T34">) apresentado em aula, qual foi a necessidade para incluir temporizadores</text:span>?</text:p>
      <text:p text:style-name="P132"/>
      <text:p text:style-name="P133"><text:span text:style-name="T65">30</text:span><text:span text:style-name="T66"> – </text:span>No protocolo TCP há temporizadores que são inicializados quando do envio de segmentos ao destinatário. Basicamente, como é definido o valor do timeout? Ele é especificado pelo protocolo ou <text:span text:style-name="T35">pela rede? Indique também a qual dos 10 princípios fundamentais da Internet se encaixa esse processo (referência: </text:span><text:a xlink:type="simple" xlink:href="https://github.com/glcamillo/aulas-ufsc-materiais/blob/gh-pages/REDES-internet-principios.pdf" text:style-name="Internet_20_link" text:visited-style-name="Visited_20_Internet_20_Link">https://github.com/glcamillo/aulas-ufsc-materiais/blob/gh-pages/REDES-internet-principios.pdf</text:a><text:span text:style-name="T35">)</text:span></text:p>
      <text:p text:style-name="P163"/>
      <text:p text:style-name="P134"/>
      <text:p text:style-name="P134"><text:span text:style-name="T65">31</text:span><text:span text:style-name="T66"> – </text:span>Qual a funcionalidade dos flags SYN e FIN presentes no segmento TCP?</text:p>
      <text:p text:style-name="P134"/>
      <text:p text:style-name="P135"><text:span text:style-name="T65">32</text:span><text:span text:style-name="T66"> – </text:span>Quais os campos e seus tamanhos que são comuns aos cabeçalhos dos protocolos TCP e UDP</text:p>
      <text:p text:style-name="P135">Portas de origem e destino: 16 bits</text:p>
      <text:p text:style-name="P135">Checksum: 16 bits</text:p>
      <text:p text:style-name="P135"/>
      <text:p text:style-name="P135"><text:span text:style-name="T65">33</text:span><text:span text:style-name="T66"> – </text:span>Qual a unidade de endereçamento dos valores dos campos de <text:span text:style-name="T37">Acknowledgement Number</text:span> e <text:span text:style-name="T37">Sequence Number</text:span> e qual o valor máximo endereçável?</text:p>
      <text:p text:style-name="P135"/>
      <text:p text:style-name="P136"><text:span text:style-name="T65">34</text:span><text:span text:style-name="T66"> – </text:span>Segue um extrato de um segmento TCP obtido num processo de captura de pacotes do Wireshark:</text:p>
      <text:p text:style-name="P137">19 <text:s text:c="2"/>2.843266515 <text:s/><text:span text:style-name="T42">192.168.1.102</text:span> <text:span text:style-name="T42">54.230.163.33 <text:s/>TCP <text:s/>59054 → 443</text:span> [<text:span text:style-name="T42">ACK</text:span>] Seq=90 Ack=485 Win=501 Len=0 TSval=2237414357 Tsecr=1320895896</text:p>
      <text:p text:style-name="P138">A seguir estão registradas informações básicas de todas as camadas, incluindo a de transporte:</text:p>
      <text:p text:style-name="P139">Frame 19: 66 bytes on wire (528 bits), 66 bytes captured (528 bits) on interface 0</text:p>
      <text:p text:style-name="P139">Ethernet II, Src: HonHaiPr_60:ab:f5 (ec:0e:c4:60:ab:f5), Dst: Intelbra_d4:16:ca (00:1a:3f:d4:16:ca)</text:p>
      <text:p text:style-name="P139">Internet Protocol Version 4, Src: 192.168.1.102, Dst: 54.230.163.33</text:p>
      <text:p text:style-name="P139">Transmission Control Protocol, Src Port: 59054, Dst Port: 443, <text:span text:style-name="T42">Seq: 90</text:span>, <text:span text:style-name="T42">Ack: 485</text:span>, Len: 0</text:p>
      <text:p text:style-name="P135"/>
      <text:p text:style-name="P138">Responda aos seguintes questionamentos:</text:p>
      <text:p text:style-name="P138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94725831755072">
          <table:table-cell table:style-name="Table7.A1" office:value-type="string">
            <text:p text:style-name="P217"/>
          </table:table-cell>
          <table:table-cell table:style-name="Table7.A1" office:value-type="string">
            <text:p text:style-name="P205">Origem</text:p>
          </table:table-cell>
          <table:table-cell table:style-name="Table7.C1" office:value-type="string">
            <text:p text:style-name="P205">Destino</text:p>
          </table:table-cell>
        </table:table-row>
        <table:table-row table:style-name="TableLine94725280095488">
          <table:table-cell table:style-name="Table7.A2" office:value-type="string">
            <text:p text:style-name="P189">Endereços camada transporte</text:p>
          </table:table-cell>
          <table:table-cell table:style-name="Table7.A2" office:value-type="string">
            <text:p text:style-name="P217"/>
          </table:table-cell>
          <table:table-cell table:style-name="Table7.C2" office:value-type="string">
            <text:p text:style-name="P217"/>
          </table:table-cell>
        </table:table-row>
        <table:table-row table:style-name="TableLine94725808548144">
          <table:table-cell table:style-name="Table7.A2" office:value-type="string">
            <text:p text:style-name="P189">Endereços camada rede</text:p>
          </table:table-cell>
          <table:table-cell table:style-name="Table7.A2" office:value-type="string">
            <text:p text:style-name="P217"/>
          </table:table-cell>
          <table:table-cell table:style-name="Table7.C2" office:value-type="string">
            <text:p text:style-name="P217"/>
          </table:table-cell>
        </table:table-row>
        <table:table-row table:style-name="TableLine94725553298688">
          <table:table-cell table:style-name="Table7.A2" office:value-type="string">
            <text:p text:style-name="P189">Endereços camada enlace</text:p>
          </table:table-cell>
          <table:table-cell table:style-name="Table7.A2" office:value-type="string">
            <text:p text:style-name="P217"/>
          </table:table-cell>
          <table:table-cell table:style-name="Table7.C2" office:value-type="string">
            <text:p text:style-name="P217"/>
          </table:table-cell>
        </table:table-row>
      </table:table>
      <text:p text:style-name="P138"/>
      <text:p text:style-name="P138"><text:span text:style-name="T65">35</text:span><text:span text:style-name="T66"> – </text:span>Considerando o conjunto de informações acima, o <text:span text:style-name="T52">quê o </text:span>segmento TCP está <text:span text:style-name="T52">informando ao destinatário à porta 443?</text:span></text:p>
      <text:p text:style-name="P138"/>
      <text:p text:style-name="P138"/>
      <text:p text:style-name="P140"><text:span text:style-name="T65">36</text:span><text:span text:style-name="T66"> – </text:span>Indicar os serviços (mais comuns) associados aos seguintes números de porta <text:span text:style-name="T49">(</text:span><text:span text:style-name="T38">well-known port assignments</text:span><text:span text:style-name="T49">)</text:span>: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94725472823328">
          <table:table-cell table:style-name="Table8.A1" office:value-type="string">
            <text:p text:style-name="P202">Número Porta</text:p>
          </table:table-cell>
          <table:table-cell table:style-name="Table8.A1" office:value-type="string">
            <text:p text:style-name="P206">TCP</text:p>
          </table:table-cell>
          <table:table-cell table:style-name="Table8.C1" office:value-type="string">
            <text:p text:style-name="P206">UDP</text:p>
          </table:table-cell>
        </table:table-row>
        <table:table-row table:style-name="TableLine94725518228896">
          <table:table-cell table:style-name="Table8.A2" office:value-type="string">
            <text:p text:style-name="P207">20</text:p>
          </table:table-cell>
          <table:table-cell table:style-name="Table8.A2" office:value-type="string">
            <text:p text:style-name="P190"/>
          </table:table-cell>
          <table:table-cell table:style-name="Table8.C2" office:value-type="string">
            <text:p text:style-name="P200"/>
          </table:table-cell>
        </table:table-row>
        <text:soft-page-break/>
        <table:table-row table:style-name="TableLine94725794510336">
          <table:table-cell table:style-name="Table8.A2" office:value-type="string">
            <text:p text:style-name="P207">21</text:p>
          </table:table-cell>
          <table:table-cell table:style-name="Table8.A2" office:value-type="string">
            <text:p text:style-name="P190"/>
          </table:table-cell>
          <table:table-cell table:style-name="Table8.C2" office:value-type="string">
            <text:p text:style-name="P200"/>
          </table:table-cell>
        </table:table-row>
        <table:table-row table:style-name="TableLine94725535795888">
          <table:table-cell table:style-name="Table8.A2" office:value-type="string">
            <text:p text:style-name="P208">22</text:p>
          </table:table-cell>
          <table:table-cell table:style-name="Table8.A2" office:value-type="string">
            <text:p text:style-name="P190"/>
          </table:table-cell>
          <table:table-cell table:style-name="Table8.C2" office:value-type="string">
            <text:p text:style-name="P200"/>
          </table:table-cell>
        </table:table-row>
        <table:table-row table:style-name="TableLine94725373745824">
          <table:table-cell table:style-name="Table8.A2" office:value-type="string">
            <text:p text:style-name="P208">23</text:p>
          </table:table-cell>
          <table:table-cell table:style-name="Table8.A2" office:value-type="string">
            <text:p text:style-name="P190"/>
          </table:table-cell>
          <table:table-cell table:style-name="Table8.C2" office:value-type="string">
            <text:p text:style-name="P200"/>
          </table:table-cell>
        </table:table-row>
        <table:table-row table:style-name="TableLine94725534203584">
          <table:table-cell table:style-name="Table8.A2" office:value-type="string">
            <text:p text:style-name="P207">25</text:p>
          </table:table-cell>
          <table:table-cell table:style-name="Table8.A2" office:value-type="string">
            <text:p text:style-name="P190"/>
          </table:table-cell>
          <table:table-cell table:style-name="Table8.C2" office:value-type="string">
            <text:p text:style-name="P200"/>
          </table:table-cell>
        </table:table-row>
        <table:table-row table:style-name="TableLine94725499614944">
          <table:table-cell table:style-name="Table8.A2" office:value-type="string">
            <text:p text:style-name="P208">53</text:p>
          </table:table-cell>
          <table:table-cell table:style-name="Table8.A2" office:value-type="string">
            <text:p text:style-name="P190"/>
          </table:table-cell>
          <table:table-cell table:style-name="Table8.C2" office:value-type="string">
            <text:p text:style-name="P200"/>
          </table:table-cell>
        </table:table-row>
        <table:table-row table:style-name="TableLine94725749617888">
          <table:table-cell table:style-name="Table8.A2" office:value-type="string">
            <text:p text:style-name="P208">67</text:p>
          </table:table-cell>
          <table:table-cell table:style-name="Table8.A2" office:value-type="string">
            <text:p text:style-name="P191"/>
          </table:table-cell>
          <table:table-cell table:style-name="Table8.C2" office:value-type="string">
            <text:p text:style-name="P191"/>
          </table:table-cell>
        </table:table-row>
        <table:table-row table:style-name="TableLine94725304937584">
          <table:table-cell table:style-name="Table8.A2" office:value-type="string">
            <text:p text:style-name="P208">68</text:p>
          </table:table-cell>
          <table:table-cell table:style-name="Table8.A2" office:value-type="string">
            <text:p text:style-name="P200"/>
          </table:table-cell>
          <table:table-cell table:style-name="Table8.C2" office:value-type="string">
            <text:p text:style-name="P191"/>
          </table:table-cell>
        </table:table-row>
        <table:table-row table:style-name="TableLine94725555379408">
          <table:table-cell table:style-name="Table8.A2" office:value-type="string">
            <text:p text:style-name="P208">69</text:p>
          </table:table-cell>
          <table:table-cell table:style-name="Table8.A2" office:value-type="string">
            <text:p text:style-name="P200"/>
          </table:table-cell>
          <table:table-cell table:style-name="Table8.C2" office:value-type="string">
            <text:p text:style-name="P191"/>
          </table:table-cell>
        </table:table-row>
        <table:table-row table:style-name="TableLine94725481105072">
          <table:table-cell table:style-name="Table8.A2" office:value-type="string">
            <text:p text:style-name="P208">80</text:p>
          </table:table-cell>
          <table:table-cell table:style-name="Table8.A2" office:value-type="string">
            <text:p text:style-name="P191"/>
          </table:table-cell>
          <table:table-cell table:style-name="Table8.C2" office:value-type="string">
            <text:p text:style-name="P200"/>
          </table:table-cell>
        </table:table-row>
        <table:table-row table:style-name="TableLine94725829504896">
          <table:table-cell table:style-name="Table8.A2" office:value-type="string">
            <text:p text:style-name="P209">110</text:p>
          </table:table-cell>
          <table:table-cell table:style-name="Table8.A2" office:value-type="string">
            <text:p text:style-name="P192"/>
          </table:table-cell>
          <table:table-cell table:style-name="Table8.C2" office:value-type="string">
            <text:p text:style-name="P200"/>
          </table:table-cell>
        </table:table-row>
        <table:table-row table:style-name="TableLine94725822662656">
          <table:table-cell table:style-name="Table8.A2" office:value-type="string">
            <text:p text:style-name="P208">111</text:p>
          </table:table-cell>
          <table:table-cell table:style-name="Table8.A2" office:value-type="string">
            <text:p text:style-name="P191"/>
          </table:table-cell>
          <table:table-cell table:style-name="Table8.C2" office:value-type="string">
            <text:p text:style-name="P191"/>
          </table:table-cell>
        </table:table-row>
        <table:table-row table:style-name="TableLine94725378552496">
          <table:table-cell table:style-name="Table8.A2" office:value-type="string">
            <text:p text:style-name="P208">123</text:p>
          </table:table-cell>
          <table:table-cell table:style-name="Table8.A2" office:value-type="string">
            <text:p text:style-name="P191"/>
          </table:table-cell>
          <table:table-cell table:style-name="Table8.C2" office:value-type="string">
            <text:p text:style-name="P191"/>
          </table:table-cell>
        </table:table-row>
        <table:table-row table:style-name="Table8.15">
          <table:table-cell table:style-name="Table8.A2" office:value-type="string">
            <text:p text:style-name="P210">135</text:p>
          </table:table-cell>
          <table:table-cell table:style-name="Table8.A2" office:value-type="string">
            <text:p text:style-name="P191"/>
          </table:table-cell>
          <table:table-cell table:style-name="Table8.C2" office:value-type="string">
            <text:p text:style-name="P191"/>
          </table:table-cell>
        </table:table-row>
        <table:table-row table:style-name="TableLine94725830713408">
          <table:table-cell table:style-name="Table8.A2" office:value-type="string">
            <text:p text:style-name="P211">137</text:p>
          </table:table-cell>
          <table:table-cell table:style-name="Table8.A2" office:value-type="string">
            <text:p text:style-name="P193"/>
          </table:table-cell>
          <table:table-cell table:style-name="Table8.C2" office:value-type="string">
            <text:p text:style-name="P191"/>
          </table:table-cell>
        </table:table-row>
        <table:table-row table:style-name="TableLine94725216973056">
          <table:table-cell table:style-name="Table8.A2" office:value-type="string">
            <text:p text:style-name="P211">138</text:p>
          </table:table-cell>
          <table:table-cell table:style-name="Table8.A2" office:value-type="string">
            <text:p text:style-name="P193"/>
          </table:table-cell>
          <table:table-cell table:style-name="Table8.C2" office:value-type="string">
            <text:p text:style-name="P193"/>
          </table:table-cell>
        </table:table-row>
        <table:table-row table:style-name="TableLine94725767876608">
          <table:table-cell table:style-name="Table8.A2" office:value-type="string">
            <text:p text:style-name="P211">139</text:p>
          </table:table-cell>
          <table:table-cell table:style-name="Table8.A2" office:value-type="string">
            <text:p text:style-name="P193"/>
          </table:table-cell>
          <table:table-cell table:style-name="Table8.C2" office:value-type="string">
            <text:p text:style-name="P193"/>
          </table:table-cell>
        </table:table-row>
        <table:table-row table:style-name="TableLine94725828597312">
          <table:table-cell table:style-name="Table8.A2" office:value-type="string">
            <text:p text:style-name="P209">143</text:p>
          </table:table-cell>
          <table:table-cell table:style-name="Table8.A2" office:value-type="string">
            <text:p text:style-name="P192"/>
          </table:table-cell>
          <table:table-cell table:style-name="Table8.C2" office:value-type="string">
            <text:p text:style-name="P191"/>
          </table:table-cell>
        </table:table-row>
        <table:table-row table:style-name="TableLine94725272061312">
          <table:table-cell table:style-name="Table8.A2" office:value-type="string">
            <text:p text:style-name="P208">161</text:p>
          </table:table-cell>
          <table:table-cell table:style-name="Table8.A2" office:value-type="string">
            <text:p text:style-name="P191"/>
          </table:table-cell>
          <table:table-cell table:style-name="Table8.C2" office:value-type="string">
            <text:p text:style-name="P191"/>
          </table:table-cell>
        </table:table-row>
        <table:table-row table:style-name="TableLine94725475703680">
          <table:table-cell table:style-name="Table8.A2" office:value-type="string">
            <text:p text:style-name="P208">162</text:p>
          </table:table-cell>
          <table:table-cell table:style-name="Table8.A2" office:value-type="string">
            <text:p text:style-name="P191"/>
          </table:table-cell>
          <table:table-cell table:style-name="Table8.C2" office:value-type="string">
            <text:p text:style-name="P191"/>
          </table:table-cell>
        </table:table-row>
        <table:table-row table:style-name="TableLine94725634068016">
          <table:table-cell table:style-name="Table8.A2" office:value-type="string">
            <text:p text:style-name="P209">443</text:p>
          </table:table-cell>
          <table:table-cell table:style-name="Table8.A2" office:value-type="string">
            <text:p text:style-name="P192"/>
          </table:table-cell>
          <table:table-cell table:style-name="Table8.C2" office:value-type="string">
            <text:p text:style-name="P200"/>
          </table:table-cell>
        </table:table-row>
        <table:table-row table:style-name="TableLine94725961452160">
          <table:table-cell table:style-name="Table8.A2" office:value-type="string">
            <text:p text:style-name="P211">445</text:p>
          </table:table-cell>
          <table:table-cell table:style-name="Table8.A2" office:value-type="string">
            <text:p text:style-name="P192"/>
          </table:table-cell>
          <table:table-cell table:style-name="Table8.C2" office:value-type="string">
            <text:p text:style-name="P200"/>
          </table:table-cell>
        </table:table-row>
        <table:table-row table:style-name="TableLine94725280168912">
          <table:table-cell table:style-name="Table8.A2" office:value-type="string">
            <text:p text:style-name="P212">465</text:p>
          </table:table-cell>
          <table:table-cell table:style-name="Table8.A2" office:value-type="string">
            <text:p text:style-name="P194"/>
          </table:table-cell>
          <table:table-cell table:style-name="Table8.C2" office:value-type="string">
            <text:p text:style-name="P200"/>
          </table:table-cell>
        </table:table-row>
        <table:table-row table:style-name="TableLine94725828302768">
          <table:table-cell table:style-name="Table8.A2" office:value-type="string">
            <text:p text:style-name="P208">514</text:p>
          </table:table-cell>
          <table:table-cell table:style-name="Table8.A2" office:value-type="string">
            <text:p text:style-name="P200"/>
          </table:table-cell>
          <table:table-cell table:style-name="Table8.C2" office:value-type="string">
            <text:p text:style-name="P191"/>
          </table:table-cell>
        </table:table-row>
        <table:table-row table:style-name="TableLine94725413569216">
          <table:table-cell table:style-name="Table8.A2" office:value-type="string">
            <text:p text:style-name="P212">993</text:p>
          </table:table-cell>
          <table:table-cell table:style-name="Table8.A2" office:value-type="string">
            <text:p text:style-name="P194"/>
          </table:table-cell>
          <table:table-cell table:style-name="Table8.C2" office:value-type="string">
            <text:p text:style-name="P200"/>
          </table:table-cell>
        </table:table-row>
        <table:table-row table:style-name="TableLine94726002314208">
          <table:table-cell table:style-name="Table8.A2" office:value-type="string">
            <text:p text:style-name="P212">995</text:p>
          </table:table-cell>
          <table:table-cell table:style-name="Table8.A2" office:value-type="string">
            <text:p text:style-name="P194"/>
          </table:table-cell>
          <table:table-cell table:style-name="Table8.C2" office:value-type="string">
            <text:p text:style-name="P200"/>
          </table:table-cell>
        </table:table-row>
        <table:table-row table:style-name="TableLine94725826476176">
          <table:table-cell table:style-name="Table8.A2" office:value-type="string">
            <text:p text:style-name="P212">1433<text:tab/><text:tab/><text:tab/></text:p>
          </table:table-cell>
          <table:table-cell table:style-name="Table8.A2" office:value-type="string">
            <text:p text:style-name="P194"/>
          </table:table-cell>
          <table:table-cell table:style-name="Table8.C2" office:value-type="string">
            <text:p text:style-name="P200"/>
          </table:table-cell>
        </table:table-row>
        <table:table-row table:style-name="TableLine94725815934720">
          <table:table-cell table:style-name="Table8.A2" office:value-type="string">
            <text:p text:style-name="P213">3306</text:p>
          </table:table-cell>
          <table:table-cell table:style-name="Table8.A2" office:value-type="string">
            <text:p text:style-name="P194"/>
          </table:table-cell>
          <table:table-cell table:style-name="Table8.C2" office:value-type="string">
            <text:p text:style-name="P200"/>
          </table:table-cell>
        </table:table-row>
      </table:table>
      <text:p text:style-name="P140"/>
      <text:p text:style-name="P141"><text:span text:style-name="T65">37</text:span><text:span text:style-name="T66"> – </text:span>O TCP oferece um serviço de entrega confiável de forma que pode ser caracterizado pelas seguintes propriedades. Explique o objetivo e funcionalidade de cada uma:</text:p>
      <table:table table:name="Table9" table:style-name="Table9">
        <table:table-column table:style-name="Table9.A"/>
        <table:table-column table:style-name="Table9.B"/>
        <table:table-row table:style-name="TableLine94725471179792">
          <table:table-cell table:style-name="Table9.A1" office:value-type="string">
            <text:p text:style-name="P195">Propriedade</text:p>
          </table:table-cell>
          <table:table-cell table:style-name="Table9.B1" office:value-type="string">
            <text:p text:style-name="P217"/>
          </table:table-cell>
        </table:table-row>
        <table:table-row table:style-name="TableLine94725757918704">
          <table:table-cell table:style-name="Table9.A2" office:value-type="string">
            <text:p text:style-name="P196">Orientado a <text:span text:style-name="T40">stream</text:span></text:p>
          </table:table-cell>
          <table:table-cell table:style-name="Table9.B2" office:value-type="string">
            <text:p text:style-name="P217"/>
          </table:table-cell>
        </table:table-row>
        <table:table-row table:style-name="TableLine94726048531456">
          <table:table-cell table:style-name="Table9.A2" office:value-type="string">
            <text:p text:style-name="P196">Conexão do tipo <text:span text:style-name="T42">circuito virtual</text:span></text:p>
          </table:table-cell>
          <table:table-cell table:style-name="Table9.B2" office:value-type="string">
            <text:p text:style-name="P217"/>
          </table:table-cell>
        </table:table-row>
        <table:table-row table:style-name="TableLine94725547444736">
          <table:table-cell table:style-name="Table9.A2" office:value-type="string">
            <text:p text:style-name="P196">Transferência em <text:span text:style-name="T40">buffers</text:span></text:p>
          </table:table-cell>
          <table:table-cell table:style-name="Table9.B2" office:value-type="string">
            <text:p text:style-name="P217"/>
          </table:table-cell>
        </table:table-row>
        <text:soft-page-break/>
        <table:table-row table:style-name="TableLine94725529611152">
          <table:table-cell table:style-name="Table9.A2" office:value-type="string">
            <text:p text:style-name="P197"><text:span text:style-name="T40">Stream</text:span> <text:span text:style-name="T42">sem estrutura</text:span></text:p>
          </table:table-cell>
          <table:table-cell table:style-name="Table9.B2" office:value-type="string">
            <text:p text:style-name="P217"/>
          </table:table-cell>
        </table:table-row>
        <table:table-row table:style-name="TableLine94725454769552">
          <table:table-cell table:style-name="Table9.A2" office:value-type="string">
            <text:p text:style-name="P197">Conexão <text:span text:style-name="T40">full-duplex</text:span></text:p>
          </table:table-cell>
          <table:table-cell table:style-name="Table9.B2" office:value-type="string">
            <text:p text:style-name="P217"/>
          </table:table-cell>
        </table:table-row>
      </table:table>
      <text:p text:style-name="P141"/>
      <text:p text:style-name="P142"><text:span text:style-name="T65">38</text:span><text:span text:style-name="T66"> – </text:span>O TCP usa <text:span text:style-name="T42">conexões</text:span> como abstração fundamental e elas são identificadas por <text:span text:style-name="T37">endpoints</text:span>. Um endpoint é definido exatamente por quais informações/dados:</text:p>
      <text:p text:style-name="P142"/>
      <text:p text:style-name="P177"><text:span text:style-name="T9">39</text:span><text:span text:style-name="T10"> – </text:span><text:span text:style-name="T7">Considere o protocolo TCP. </text:span><text:span text:style-name="T8">Seguem dois segmentos distintos e independentes. </text:span><text:span text:style-name="T7">O quê representa para um destinatário </text:span><text:span text:style-name="T8">cada segmento recebido?</text:span></text:p>
      <text:p text:style-name="P14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Line94725557747584">
          <table:table-cell table:style-name="Table10.A1" office:value-type="string">
            <text:p text:style-name="P198">Questão</text:p>
          </table:table-cell>
          <table:table-cell table:style-name="Table10.A1" office:value-type="string">
            <text:p text:style-name="P199">Flag ativada</text:p>
          </table:table-cell>
          <table:table-cell table:style-name="Table10.A1" office:value-type="string">
            <text:p text:style-name="P199">Acknowledgement Number</text:p>
          </table:table-cell>
          <table:table-cell table:style-name="Table10.A1" office:value-type="string">
            <text:p text:style-name="P199">Sequence Number</text:p>
          </table:table-cell>
          <table:table-cell table:style-name="Table10.E1" office:value-type="string">
            <text:p text:style-name="P199">Quantidade de bytes no payload</text:p>
          </table:table-cell>
        </table:table-row>
        <table:table-row table:style-name="TableLine94725333078272">
          <table:table-cell table:style-name="Table10.A2" office:value-type="string">
            <text:p text:style-name="P179">a</text:p>
          </table:table-cell>
          <table:table-cell table:style-name="Table10.A2" office:value-type="string">
            <text:p text:style-name="P180"/>
          </table:table-cell>
          <table:table-cell table:style-name="Table10.A2" office:value-type="string">
            <text:p text:style-name="P181">2001</text:p>
          </table:table-cell>
          <table:table-cell table:style-name="Table10.A2" office:value-type="string">
            <text:p text:style-name="P181">1000</text:p>
          </table:table-cell>
          <table:table-cell table:style-name="Table10.E2" office:value-type="string">
            <text:p text:style-name="P181">100</text:p>
          </table:table-cell>
        </table:table-row>
        <table:table-row table:style-name="TableLine94725494768656">
          <table:table-cell table:style-name="Table10.A2" office:value-type="string">
            <text:p text:style-name="P179">b</text:p>
          </table:table-cell>
          <table:table-cell table:style-name="Table10.A2" office:value-type="string">
            <text:p text:style-name="P181">ACK</text:p>
          </table:table-cell>
          <table:table-cell table:style-name="Table10.A2" office:value-type="string">
            <text:p text:style-name="P181">230</text:p>
          </table:table-cell>
          <table:table-cell table:style-name="Table10.A2" office:value-type="string">
            <text:p text:style-name="P181">2000</text:p>
          </table:table-cell>
          <table:table-cell table:style-name="Table10.E2" office:value-type="string">
            <text:p text:style-name="P181">0</text:p>
          </table:table-cell>
        </table:table-row>
      </table:table>
      <text:p text:style-name="P144"/>
      <text:p text:style-name="P177"><text:span text:style-name="T9">40</text:span><text:span text:style-name="T10"> – </text:span><text:span text:style-name="T11">Segue </text:span><text:span text:style-name="T12">um extrato de captura de pacotes usando o Wireshark </text:span><text:span text:style-name="T13">de uma comunicação entre um cliente e um servidor Web :</text:span></text:p>
      <text:p text:style-name="P144"/>
      <table:table table:name="Table11" table:style-name="Table11">
        <table:table-column table:style-name="Table11.A"/>
        <table:table-row table:style-name="TableLine94725314442384">
          <table:table-cell table:style-name="Table11.A1" office:value-type="string">
            <text:p text:style-name="P182"><text:span text:style-name="T44">1. </text:span>192.168.1.102<text:tab/>212.237.144.84<text:tab/>TCP<text:tab/>54488 → 80 [SYN] Seq=0 Win=64240 Len=0 MSS=1460</text:p>
            <text:p text:style-name="P182"><text:span text:style-name="T44">2. </text:span>212.237.144.84<text:tab/>192.168.1.102<text:tab/>TCP<text:tab/>80 → 54488 [SYN, ACK] Seq=0 Ack=1 Win=14480 Len=0</text:p>
            <text:p text:style-name="P182"><text:span text:style-name="T44">3. </text:span>192.168.1.102<text:tab/>212.237.144.84<text:tab/>TCP<text:tab/>54488 → 80 [ACK] Seq=1 Ack=1 Win=64256 Len=0</text:p>
            <text:p text:style-name="P182"><text:span text:style-name="T44">4. </text:span>192.168.1.102<text:tab/>212.237.144.84<text:tab/>HTTP<text:tab/>GET / HTTP/1.1 </text:p>
            <text:p text:style-name="P182"><text:span text:style-name="T44">5. </text:span>212.237.144.84<text:tab/>192.168.1.102<text:tab/>TCP<text:tab/>80 → 54488 [ACK] Seq=1 <text:span text:style-name="T42">Ack=317</text:span> Win=16384 Len=0</text:p>
            <text:p text:style-name="P182"><text:span text:style-name="T44">6. </text:span>212.237.144.84<text:tab/>192.168.1.102<text:tab/>HTTP<text:tab/>HTTP/1.1 301 Moved Permanently </text:p>
            <text:p text:style-name="P182"><text:span text:style-name="T44">7. </text:span>192.168.1.102<text:tab/>212.237.144.84<text:tab/>TCP<text:tab/>54488 → 80 [ACK] Seq=317 Ack=182 Win=64128 Len=0</text:p>
            <text:p text:style-name="P182"><text:span text:style-name="T44">8. </text:span>212.237.144.84<text:tab/>192.168.1.102<text:tab/>TCP<text:tab/>80 → 54488 [FIN, ACK] Seq=182 Ack=317 Win=16384 Len=0</text:p>
            <text:p text:style-name="P182"><text:span text:style-name="T44">9. </text:span>192.168.1.102<text:tab/>212.237.144.84<text:tab/>TCP<text:tab/>54488 → 80 [FIN, ACK] Seq=317 Ack=183 Win=64128 Len=0</text:p>
            <text:p text:style-name="P182"><text:span text:style-name="T44">10.</text:span>212.237.144.84<text:tab/>192.168.1.102<text:tab/>TCP<text:tab/>80 → 54488 [ACK] Seq=183 Ack=318 Win=16384 Len=0</text:p>
          </table:table-cell>
        </table:table-row>
      </table:table>
      <text:p text:style-name="P144"/>
      <text:p text:style-name="P145">Responda aos seguintes questionamentos considerando as informações coletadas:</text:p>
      <text:p text:style-name="P145">a) Quais os endereços dos hosts comunicantes:</text:p>
      <text:p text:style-name="P145">b) Quais os endereços da camada de transporte:</text:p>
      <text:p text:style-name="P146">c) Identifique os endpoints do cliente e do servidor:</text:p>
      <text:p text:style-name="P145"><text:span text:style-name="T54">d</text:span>) Em termos de gerenciamento de conexão, <text:span text:style-name="T53">quais </text:span><text:span text:style-name="T54">mensagens estão envolvidas em que fase?</text:span></text:p>
      <text:p text:style-name="P146">e) Quais endpoints <text:span text:style-name="T55">tomam a iniciativa nos processos de gerenciamento de conexão.</text:span></text:p>
      <text:p text:style-name="P147">f) Qual a interpretação <text:span text:style-name="T56">do tamanho de janelas informados pelos dois endpoints.</text:span></text:p>
      <text:p text:style-name="P148">g) O segmento de número 5 contém informação de reconhecimento. Considerando que até aquele momento só houve um envio de dados, qual é a quantidade de dados que o remetente está reconhecendo? E, do ponto de vista do servidor Web, qual seria a informação recebida que o TCP reconheceu?</text:p>
      <text:p text:style-name="P147"/>
      <text:p text:style-name="P130"><text:span text:style-name="T65">41</text:span><text:span text:style-name="T66"> – </text:span>Através de comandos e de aplicativos, informe os <text:span text:style-name="T42">parâmetros de rede configurados na interface de conexão à Internet </text:span>para seu computador pessoal e, se for o caso, para seu dispositivo móvel:</text:p>
      <text:p text:style-name="P130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Line94725272056896">
          <table:table-cell table:style-name="Table12.A1" office:value-type="string">
            <text:p text:style-name="P217"/>
          </table:table-cell>
          <table:table-cell table:style-name="Table12.A1" office:value-type="string">
            <text:p text:style-name="P214">Computador</text:p>
          </table:table-cell>
          <table:table-cell table:style-name="Table12.C1" office:value-type="string">
            <text:p text:style-name="P214">Dispositivo móvel</text:p>
          </table:table-cell>
        </table:table-row>
        <table:table-row table:style-name="TableLine94725977854336">
          <table:table-cell table:style-name="Table12.A2" office:value-type="string">
            <text:p text:style-name="P215">Endereço IPv4</text:p>
          </table:table-cell>
          <table:table-cell table:style-name="Table12.A2" office:value-type="string">
            <text:p text:style-name="P217"/>
          </table:table-cell>
          <table:table-cell table:style-name="Table12.C2" office:value-type="string">
            <text:p text:style-name="P217"/>
          </table:table-cell>
        </table:table-row>
        <table:table-row table:style-name="TableLine94725800570464">
          <table:table-cell table:style-name="Table12.A2" office:value-type="string">
            <text:p text:style-name="P215">Máscara de rede</text:p>
          </table:table-cell>
          <table:table-cell table:style-name="Table12.A2" office:value-type="string">
            <text:p text:style-name="P217"/>
          </table:table-cell>
          <table:table-cell table:style-name="Table12.C2" office:value-type="string">
            <text:p text:style-name="P217"/>
          </table:table-cell>
        </table:table-row>
        <table:table-row table:style-name="TableLine94725824233280">
          <table:table-cell table:style-name="Table12.A2" office:value-type="string">
            <text:p text:style-name="P215">Endereço IPv6 (se tiver)</text:p>
          </table:table-cell>
          <table:table-cell table:style-name="Table12.A2" office:value-type="string">
            <text:p text:style-name="P217"/>
          </table:table-cell>
          <table:table-cell table:style-name="Table12.C2" office:value-type="string">
            <text:p text:style-name="P217"/>
          </table:table-cell>
        </table:table-row>
        <table:table-row table:style-name="TableLine94725867487760">
          <table:table-cell table:style-name="Table12.A2" office:value-type="string">
            <text:p text:style-name="P215">Máscara de rede <text:span text:style-name="T62">(se tiver)</text:span></text:p>
          </table:table-cell>
          <table:table-cell table:style-name="Table12.A2" office:value-type="string">
            <text:p text:style-name="P217"/>
          </table:table-cell>
          <table:table-cell table:style-name="Table12.C2" office:value-type="string">
            <text:p text:style-name="P217"/>
          </table:table-cell>
        </table:table-row>
        <table:table-row table:style-name="TableLine94725834190592">
          <table:table-cell table:style-name="Table12.A2" office:value-type="string">
            <text:p text:style-name="P216">Endereço IP do GW padrão</text:p>
          </table:table-cell>
          <table:table-cell table:style-name="Table12.A2" office:value-type="string">
            <text:p text:style-name="P217"/>
          </table:table-cell>
          <table:table-cell table:style-name="Table12.C2" office:value-type="string">
            <text:p text:style-name="P217"/>
          </table:table-cell>
        </table:table-row>
        <text:soft-page-break/>
        <table:table-row table:style-name="TableLine94725859694784">
          <table:table-cell table:style-name="Table12.A2" office:value-type="string">
            <text:p text:style-name="P216">Endereço DNS 1</text:p>
          </table:table-cell>
          <table:table-cell table:style-name="Table12.A2" office:value-type="string">
            <text:p text:style-name="P217"/>
          </table:table-cell>
          <table:table-cell table:style-name="Table12.C2" office:value-type="string">
            <text:p text:style-name="P217"/>
          </table:table-cell>
        </table:table-row>
        <table:table-row table:style-name="TableLine94725439451792">
          <table:table-cell table:style-name="Table12.A2" office:value-type="string">
            <text:p text:style-name="P216">Endereço DNS 2</text:p>
          </table:table-cell>
          <table:table-cell table:style-name="Table12.A2" office:value-type="string">
            <text:p text:style-name="P217"/>
          </table:table-cell>
          <table:table-cell table:style-name="Table12.C2" office:value-type="string">
            <text:p text:style-name="P217"/>
          </table:table-cell>
        </table:table-row>
      </table:table>
      <text:p text:style-name="P130"/>
      <text:p text:style-name="P149"><text:span text:style-name="T65">42</text:span><text:span text:style-name="T66"> – </text:span>O que é a <text:span text:style-name="T42">razão de transmissão</text:span> <text:span text:style-name="T63">de um canal? Como um delay </text:span><text:span text:style-name="T64">(atraso) </text:span><text:span text:style-name="T63">de ida e de volta está relacionado à taxa de transmissão? </text:span><text:span text:style-name="T64">O que é </text:span><text:span text:style-name="T46">vazão</text:span><text:span text:style-name="T64"> (ou throughput)?</text:span></text:p>
      <text:p text:style-name="P149"/>
      <text:p text:style-name="P150"><text:span text:style-name="T65">43</text:span><text:span text:style-name="T66"> – </text:span>Qual programa usaria para verificar o atraso de ida e volta em uma rota para o sítio <text:span text:style-name="T42">mit.edu</text:span>. Informe os valores encontrados.</text:p>
      <text:p text:style-name="P149"/>
      <text:p text:style-name="P151"><text:span text:style-name="T65">44</text:span><text:span text:style-name="T66"> – </text:span>Verifique qual é a <text:span text:style-name="T42">taxa</text:span> contratada junto a sua operadora de Internet (residencial ou celular) e informe o valor (se possível obter). Execute a análise do SIMET (sítio pertencente ao NIC.br) e informe os <text:span text:style-name="T42">valores de taxas instantâneas de upload e download</text:span>. Além disso, qual o valor do <text:span text:style-name="T40">jitter</text:span>? O que significa este parâmetro?</text:p>
      <text:p text:style-name="P151"/>
      <text:p text:style-name="P151"/>
      <text:p text:style-name="P1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Times-Roman" svg:font-family="Times-Roman, 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Ecofont Vera Sans" svg:font-family="'Ecofont Vera Sans'" style:font-family-generic="swiss" style:font-pitch="variable"/>
    <style:font-face style:name="Liberation Sans" svg:font-family="'Liberation Sans'" style:font-family-generic="swiss" style:font-pitch="variable"/>
    <style:font-face style:name="Spranq eco sans" svg:font-family="'Spranq ec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 loext:contextual-spacing="false" style:line-height-at-least="0.176cm" fo:text-align="end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6pt" fo:font-weight="bold" officeooo:rsid="00156b7c" officeooo:paragraph-rsid="000b56c4" style:font-size-asian="16pt" style:font-weight-asian="bold" style:font-name-complex="Spranq eco sans" style:font-size-complex="16pt" style:font-weight-complex="bold"/>
    </style:style>
    <style:style style:name="MT1" style:family="text">
      <style:text-properties officeooo:rsid="004d1fb6"/>
    </style:style>
    <style:style style:name="MT2" style:family="text">
      <style:text-properties style:use-window-font-color="true" officeooo:rsid="004d1fb6" fo:background-color="transparent" loext:char-shading-value="0"/>
    </style:style>
    <style:style style:name="MT3" style:family="text">
      <style:text-properties style:use-window-font-color="true" fo:background-color="transparent" loext:char-shading-value="0"/>
    </style:style>
    <style:style style:name="MT4" style:family="text">
      <style:text-properties style:use-window-font-color="true" officeooo:rsid="00686ed5" fo:background-color="#ffff00" loext:char-shading-value="0"/>
    </style:style>
    <style:style style:name="MT5" style:family="text">
      <style:text-properties style:use-window-font-color="true" officeooo:rsid="00686ed5" fo:background-color="transparent" loext:char-shading-value="0"/>
    </style:style>
    <style:style style:name="MT6" style:family="text">
      <style:text-properties style:use-window-font-color="true" officeooo:rsid="002dae8c" fo:background-color="transparent" loext:char-shading-value="0"/>
    </style:style>
    <style:style style:name="MT7" style:family="text">
      <style:text-properties style:use-window-font-color="true" officeooo:rsid="0012a1e5" fo:background-color="transparent" loext:char-shading-value="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0.037cm" svg:y="-0.974cm" svg:width="6.158cm" svg:height="1.679cm" draw:z-index="6"><draw:image xlink:href="Pictures/10000201000004C10000014C6949BDD1AA5487DB.png" xlink:type="simple" xlink:show="embed" xlink:actuate="onLoad" loext:mime-type="image/png"/></draw:frame><text:span text:style-name="MT1">Taref</text:span><text:span text:style-name="MT2">a</text:span><text:span text:style-name="MT3"> </text:span><text:span text:style-name="MT4">Avaliativa</text:span><text:span text:style-name="MT5"> </text:span><text:span text:style-name="MT6">I</text:span><text:span text:style-name="MT7">I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05-11T13:16:31.608841812</meta:creation-date>
    <dc:date>2022-06-11T22:41:46.236786551</dc:date>
    <meta:editing-duration>PT17H55M22S</meta:editing-duration>
    <meta:editing-cycles>19</meta:editing-cycles>
    <meta:generator>LibreOffice/6.4.7.2$Linux_X86_64 LibreOffice_project/40$Build-2</meta:generator>
    <meta:document-statistic meta:table-count="12" meta:image-count="1" meta:object-count="0" meta:page-count="7" meta:paragraph-count="173" meta:word-count="1610" meta:character-count="10384" meta:non-whitespace-character-count="8877"/>
  </office:meta>
</office:document-meta>
</file>